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officeooo:paragraph-rsid="003878fb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officeooo:paragraph-rsid="003c174f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officeooo:paragraph-rsid="003d569e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officeooo:paragraph-rsid="0040db87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officeooo:paragraph-rsid="00352b52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officeooo:paragraph-rsid="0053eb0f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officeooo:paragraph-rsid="006ad26a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officeooo:paragraph-rsid="00baf2b8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officeooo:rsid="00352b52" officeooo:paragraph-rsid="00352b52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fo:font-weight="bold" officeooo:rsid="00390441" officeooo:paragraph-rsid="00390441" style:font-weight-asian="bold" style:font-weight-complex="bold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style:use-window-font-color="true" loext:opacity="0%" style:font-name="Liberation Serif" fo:font-size="12pt" fo:language="hu" fo:country="HU" officeooo:rsid="003c174f" officeooo:paragraph-rsid="003c174f" style:letter-kerning="true" style:font-name-asian="Arial Unicode MS1" style:font-size-asian="12pt" style:language-asian="hi" style:country-asian="IN" style:font-name-complex="Liberation Serif1" style:font-size-complex="12pt"/>
    </style:style>
    <style:style style:name="P13" style:family="paragraph" style:parent-style-name="Text_20_body">
      <style:text-properties officeooo:paragraph-rsid="00373a68"/>
    </style:style>
    <style:style style:name="P14" style:family="paragraph" style:parent-style-name="Text_20_body">
      <style:text-properties fo:font-weight="bold" officeooo:rsid="003c174f" officeooo:paragraph-rsid="003c174f" style:font-weight-asian="bold" style:font-weight-complex="bold"/>
    </style:style>
    <style:style style:name="P15" style:family="paragraph" style:parent-style-name="Text_20_body">
      <style:text-properties fo:font-weight="bold" officeooo:rsid="0051297e" officeooo:paragraph-rsid="0051297e" style:font-weight-asian="bold" style:font-weight-complex="bold"/>
    </style:style>
    <style:style style:name="P16" style:family="paragraph" style:parent-style-name="Text_20_body">
      <style:text-properties fo:font-weight="bold" officeooo:paragraph-rsid="0040db87" style:font-weight-asian="bold" style:font-weight-complex="bold"/>
    </style:style>
    <style:style style:name="P17" style:family="paragraph" style:parent-style-name="Text_20_body">
      <style:text-properties style:use-window-font-color="true" loext:opacity="0%" style:font-name="Liberation Serif" fo:font-size="12pt" fo:language="hu" fo:country="HU" officeooo:rsid="0043a163" officeooo:paragraph-rsid="0043a163" style:letter-kerning="true" style:font-name-asian="Arial Unicode MS1" style:font-size-asian="12pt" style:language-asian="hi" style:country-asian="IN" style:font-name-complex="Liberation Serif1" style:font-size-complex="12pt"/>
    </style:style>
    <style:style style:name="P18" style:family="paragraph" style:parent-style-name="Text_20_body">
      <style:text-properties style:use-window-font-color="true" loext:opacity="0%" style:font-name="Liberation Serif" fo:font-size="12pt" fo:language="hu" fo:country="HU" officeooo:rsid="0051297e" officeooo:paragraph-rsid="0051297e" style:letter-kerning="true" style:font-name-asian="Arial Unicode MS1" style:font-size-asian="12pt" style:language-asian="hi" style:country-asian="IN" style:font-name-complex="Liberation Serif1" style:font-size-complex="12pt"/>
    </style:style>
    <style:style style:name="P19" style:family="paragraph" style:parent-style-name="Text_20_body">
      <style:text-properties style:use-window-font-color="true" loext:opacity="0%" style:font-name="Liberation Serif" fo:font-size="12pt" fo:language="hu" fo:country="HU" officeooo:rsid="0073942e" officeooo:paragraph-rsid="0046dd26" style:letter-kerning="true" style:font-name-asian="Arial Unicode MS1" style:font-size-asian="12pt" style:language-asian="hi" style:country-asian="IN" style:font-name-complex="Liberation Serif1" style:font-size-complex="12pt"/>
    </style:style>
    <style:style style:name="P20" style:family="paragraph" style:parent-style-name="Text_20_body">
      <style:text-properties style:use-window-font-color="true" loext:opacity="0%" style:font-name="Liberation Serif" fo:font-size="12pt" fo:language="hu" fo:country="HU" fo:font-style="italic" officeooo:rsid="006321ce" officeooo:paragraph-rsid="00ba1271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P21" style:family="paragraph" style:parent-style-name="Text_20_body">
      <style:text-properties style:use-window-font-color="true" loext:opacity="0%" style:font-name="Liberation Serif" fo:font-size="12pt" fo:language="hu" fo:country="HU" fo:font-weight="bold" officeooo:rsid="00373a68" officeooo:paragraph-rsid="0043a163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P22" style:family="paragraph" style:parent-style-name="Text_20_body">
      <style:text-properties officeooo:paragraph-rsid="0046dd26"/>
    </style:style>
    <style:style style:name="P23" style:family="paragraph" style:parent-style-name="Text_20_body">
      <style:text-properties officeooo:paragraph-rsid="00539aec"/>
    </style:style>
    <style:style style:name="P24" style:family="paragraph" style:parent-style-name="Text_20_body">
      <style:text-properties officeooo:paragraph-rsid="005deeac"/>
    </style:style>
    <style:style style:name="P25" style:family="paragraph" style:parent-style-name="Text_20_body">
      <style:text-properties officeooo:rsid="005f962d" officeooo:paragraph-rsid="005f962d"/>
    </style:style>
    <style:style style:name="P26" style:family="paragraph" style:parent-style-name="Text_20_body">
      <style:text-properties officeooo:paragraph-rsid="0051297e"/>
    </style:style>
    <style:style style:name="P27" style:family="paragraph" style:parent-style-name="Text_20_body">
      <style:text-properties officeooo:rsid="0087ad1f" officeooo:paragraph-rsid="0087ad1f"/>
    </style:style>
    <style:style style:name="P28" style:family="paragraph" style:parent-style-name="Text_20_body">
      <style:text-properties officeooo:paragraph-rsid="0096aa50"/>
    </style:style>
    <style:style style:name="P29" style:family="paragraph" style:parent-style-name="Text_20_body">
      <style:text-properties officeooo:paragraph-rsid="009d727e"/>
    </style:style>
    <style:style style:name="P30" style:family="paragraph" style:parent-style-name="Text_20_body">
      <style:text-properties officeooo:paragraph-rsid="009f6ab2"/>
    </style:style>
    <style:style style:name="P31" style:family="paragraph" style:parent-style-name="Text_20_body">
      <style:text-properties officeooo:paragraph-rsid="00a165c5"/>
    </style:style>
    <style:style style:name="P32" style:family="paragraph" style:parent-style-name="Text_20_body">
      <style:text-properties officeooo:paragraph-rsid="00b81e9f"/>
    </style:style>
    <style:style style:name="P33" style:family="paragraph" style:parent-style-name="Text_20_body">
      <style:text-properties officeooo:paragraph-rsid="00df8fdc"/>
    </style:style>
    <style:style style:name="P34" style:family="paragraph" style:parent-style-name="Text_20_body">
      <style:text-properties officeooo:rsid="00f24c9a" officeooo:paragraph-rsid="00f24c9a"/>
    </style:style>
    <style:style style:name="P35" style:family="paragraph" style:parent-style-name="Text_20_body">
      <style:text-properties officeooo:paragraph-rsid="00f9f7d7"/>
    </style:style>
    <style:style style:name="P36" style:family="paragraph" style:parent-style-name="Text_20_body">
      <style:text-properties officeooo:paragraph-rsid="010c664e"/>
    </style:style>
    <style:style style:name="P37" style:family="paragraph" style:parent-style-name="Heading_20_3">
      <style:text-properties officeooo:rsid="0031b371" officeooo:paragraph-rsid="00368adc"/>
    </style:style>
    <style:style style:name="P38" style:family="paragraph" style:parent-style-name="Text_20_body">
      <style:paragraph-properties fo:break-before="page"/>
      <style:text-properties fo:font-weight="bold" officeooo:paragraph-rsid="0040db87" style:font-weight-asian="bold" style:font-weight-complex="bold"/>
    </style:style>
    <style:style style:name="P39" style:family="paragraph" style:parent-style-name="Standard">
      <style:text-properties officeooo:rsid="00f2b011" officeooo:paragraph-rsid="00f2b011"/>
    </style:style>
    <style:style style:name="P40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Text_20_body">
      <style:text-properties officeooo:paragraph-rsid="00539aec"/>
    </style:style>
    <style:style style:name="P43" style:family="paragraph" style:parent-style-name="Text_20_body">
      <style:text-properties officeooo:paragraph-rsid="01100737"/>
    </style:style>
    <style:style style:name="T1" style:family="text">
      <style:text-properties style:font-name="Liberation Serif" fo:language="hu" fo:country="HU" officeooo:rsid="000acebb"/>
    </style:style>
    <style:style style:name="T2" style:family="text">
      <style:text-properties style:font-name="Liberation Serif" fo:language="hu" fo:country="HU" officeooo:rsid="003366c4"/>
    </style:style>
    <style:style style:name="T3" style:family="text">
      <style:text-properties style:font-name="Liberation Serif" fo:language="hu" fo:country="HU" officeooo:rsid="0031b371"/>
    </style:style>
    <style:style style:name="T4" style:family="text">
      <style:text-properties style:font-name="Liberation Serif" fo:language="hu" fo:country="HU" officeooo:rsid="0049b1e0"/>
    </style:style>
    <style:style style:name="T5" style:family="text">
      <style:text-properties style:font-name="Liberation Serif" fo:language="hu" fo:country="HU" officeooo:rsid="0053eb0f"/>
    </style:style>
    <style:style style:name="T6" style:family="text">
      <style:text-properties style:font-name="Liberation Serif" fo:language="hu" fo:country="HU" officeooo:rsid="006a7832"/>
    </style:style>
    <style:style style:name="T7" style:family="text">
      <style:text-properties style:font-name="Liberation Serif" fo:language="hu" fo:country="HU" officeooo:rsid="008a9168"/>
    </style:style>
    <style:style style:name="T8" style:family="text">
      <style:text-properties style:font-name="Liberation Serif" fo:language="hu" fo:country="HU" officeooo:rsid="008a9e74"/>
    </style:style>
    <style:style style:name="T9" style:family="text">
      <style:text-properties style:use-window-font-color="true" loext:opacity="0%" style:font-name="Liberation Serif" fo:font-size="12pt" fo:language="hu" fo:country="HU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" style:family="text">
      <style:text-properties style:use-window-font-color="true" loext:opacity="0%" style:font-name="Liberation Serif" fo:font-size="12pt" fo:language="hu" fo:country="HU" officeooo:rsid="000aceb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" style:family="text">
      <style:text-properties style:use-window-font-color="true" loext:opacity="0%" style:font-name="Liberation Serif" fo:font-size="12pt" fo:language="hu" fo:country="HU" officeooo:rsid="00143fd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" style:family="text">
      <style:text-properties style:use-window-font-color="true" loext:opacity="0%" style:font-name="Liberation Serif" fo:font-size="12pt" fo:language="hu" fo:country="HU" officeooo:rsid="003366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" style:family="text">
      <style:text-properties style:use-window-font-color="true" loext:opacity="0%" style:font-name="Liberation Serif" fo:font-size="12pt" fo:language="hu" fo:country="HU" officeooo:rsid="00352b5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" style:family="text">
      <style:text-properties style:use-window-font-color="true" loext:opacity="0%" style:font-name="Liberation Serif" fo:font-size="12pt" fo:language="hu" fo:country="HU" officeooo:rsid="00368ad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" style:family="text">
      <style:text-properties style:use-window-font-color="true" loext:opacity="0%" style:font-name="Liberation Serif" fo:font-size="12pt" fo:language="hu" fo:country="HU" officeooo:rsid="00373a6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" style:family="text">
      <style:text-properties style:use-window-font-color="true" loext:opacity="0%" style:font-name="Liberation Serif" fo:font-size="12pt" fo:language="hu" fo:country="HU" officeooo:rsid="003878f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" style:family="text">
      <style:text-properties style:use-window-font-color="true" loext:opacity="0%" style:font-name="Liberation Serif" fo:font-size="12pt" fo:language="hu" fo:country="HU" officeooo:rsid="0039044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" style:family="text">
      <style:text-properties style:use-window-font-color="true" loext:opacity="0%" style:font-name="Liberation Serif" fo:font-size="12pt" fo:language="hu" fo:country="HU" officeooo:rsid="003a6f1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9" style:family="text">
      <style:text-properties style:use-window-font-color="true" loext:opacity="0%" style:font-name="Liberation Serif" fo:font-size="12pt" fo:language="hu" fo:country="HU" officeooo:rsid="003c174f" style:letter-kerning="true" style:font-name-asian="Arial Unicode MS1" style:font-size-asian="12pt" style:language-asian="hi" style:country-asian="IN" style:font-name-complex="Liberation Serif1" style:font-size-complex="12pt"/>
    </style:style>
    <style:style style:name="T20" style:family="text">
      <style:text-properties style:use-window-font-color="true" loext:opacity="0%" style:font-name="Liberation Serif" fo:font-size="12pt" fo:language="hu" fo:country="HU" officeooo:rsid="003d569e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" style:family="text">
      <style:text-properties style:use-window-font-color="true" loext:opacity="0%" style:font-name="Liberation Serif" fo:font-size="12pt" fo:language="hu" fo:country="HU" officeooo:rsid="003f0c4a" style:letter-kerning="true" style:font-name-asian="Arial Unicode MS1" style:font-size-asian="12pt" style:language-asian="hi" style:country-asian="IN" style:font-name-complex="Liberation Serif1" style:font-size-complex="12pt"/>
    </style:style>
    <style:style style:name="T22" style:family="text">
      <style:text-properties style:use-window-font-color="true" loext:opacity="0%" style:font-name="Liberation Serif" fo:font-size="12pt" fo:language="hu" fo:country="HU" officeooo:rsid="003ce0b2" style:letter-kerning="true" style:font-name-asian="Arial Unicode MS1" style:font-size-asian="12pt" style:language-asian="hi" style:country-asian="IN" style:font-name-complex="Liberation Serif1" style:font-size-complex="12pt"/>
    </style:style>
    <style:style style:name="T23" style:family="text">
      <style:text-properties style:use-window-font-color="true" loext:opacity="0%" style:font-name="Liberation Serif" fo:font-size="12pt" fo:language="hu" fo:country="HU" officeooo:rsid="0040db87" style:letter-kerning="true" style:font-name-asian="Arial Unicode MS1" style:font-size-asian="12pt" style:language-asian="hi" style:country-asian="IN" style:font-name-complex="Liberation Serif1" style:font-size-complex="12pt"/>
    </style:style>
    <style:style style:name="T24" style:family="text">
      <style:text-properties style:use-window-font-color="true" loext:opacity="0%" style:font-name="Liberation Serif" fo:font-size="12pt" fo:language="hu" fo:country="HU" officeooo:rsid="0041c38b" style:letter-kerning="true" style:font-name-asian="Arial Unicode MS1" style:font-size-asian="12pt" style:language-asian="hi" style:country-asian="IN" style:font-name-complex="Liberation Serif1" style:font-size-complex="12pt"/>
    </style:style>
    <style:style style:name="T25" style:family="text">
      <style:text-properties style:use-window-font-color="true" loext:opacity="0%" style:font-name="Liberation Serif" fo:font-size="12pt" fo:language="hu" fo:country="HU" officeooo:rsid="0043a163" style:letter-kerning="true" style:font-name-asian="Arial Unicode MS1" style:font-size-asian="12pt" style:language-asian="hi" style:country-asian="IN" style:font-name-complex="Liberation Serif1" style:font-size-complex="12pt"/>
    </style:style>
    <style:style style:name="T26" style:family="text">
      <style:text-properties style:use-window-font-color="true" loext:opacity="0%" style:font-name="Liberation Serif" fo:font-size="12pt" fo:language="hu" fo:country="HU" officeooo:rsid="004404e6" style:letter-kerning="true" style:font-name-asian="Arial Unicode MS1" style:font-size-asian="12pt" style:language-asian="hi" style:country-asian="IN" style:font-name-complex="Liberation Serif1" style:font-size-complex="12pt"/>
    </style:style>
    <style:style style:name="T27" style:family="text">
      <style:text-properties style:use-window-font-color="true" loext:opacity="0%" style:font-name="Liberation Serif" fo:font-size="12pt" fo:language="hu" fo:country="HU" officeooo:rsid="0044a9ca" style:letter-kerning="true" style:font-name-asian="Arial Unicode MS1" style:font-size-asian="12pt" style:language-asian="hi" style:country-asian="IN" style:font-name-complex="Liberation Serif1" style:font-size-complex="12pt"/>
    </style:style>
    <style:style style:name="T28" style:family="text">
      <style:text-properties style:use-window-font-color="true" loext:opacity="0%" style:font-name="Liberation Serif" fo:font-size="12pt" fo:language="hu" fo:country="HU" officeooo:rsid="0044f57d" style:letter-kerning="true" style:font-name-asian="Arial Unicode MS1" style:font-size-asian="12pt" style:language-asian="hi" style:country-asian="IN" style:font-name-complex="Liberation Serif1" style:font-size-complex="12pt"/>
    </style:style>
    <style:style style:name="T29" style:family="text">
      <style:text-properties style:use-window-font-color="true" loext:opacity="0%" style:font-name="Liberation Serif" fo:font-size="12pt" fo:language="hu" fo:country="HU" officeooo:rsid="0046dd26" style:letter-kerning="true" style:font-name-asian="Arial Unicode MS1" style:font-size-asian="12pt" style:language-asian="hi" style:country-asian="IN" style:font-name-complex="Liberation Serif1" style:font-size-complex="12pt"/>
    </style:style>
    <style:style style:name="T30" style:family="text">
      <style:text-properties style:use-window-font-color="true" loext:opacity="0%" style:font-name="Liberation Serif" fo:font-size="12pt" fo:language="hu" fo:country="HU" officeooo:rsid="0048bb7a" style:letter-kerning="true" style:font-name-asian="Arial Unicode MS1" style:font-size-asian="12pt" style:language-asian="hi" style:country-asian="IN" style:font-name-complex="Liberation Serif1" style:font-size-complex="12pt"/>
    </style:style>
    <style:style style:name="T31" style:family="text">
      <style:text-properties style:use-window-font-color="true" loext:opacity="0%" style:font-name="Liberation Serif" fo:font-size="12pt" fo:language="hu" fo:country="HU" officeooo:rsid="0049b1e0" style:letter-kerning="true" style:font-name-asian="Arial Unicode MS1" style:font-size-asian="12pt" style:language-asian="hi" style:country-asian="IN" style:font-name-complex="Liberation Serif1" style:font-size-complex="12pt"/>
    </style:style>
    <style:style style:name="T32" style:family="text">
      <style:text-properties style:use-window-font-color="true" loext:opacity="0%" style:font-name="Liberation Serif" fo:font-size="12pt" fo:language="hu" fo:country="HU" officeooo:rsid="004ba179" style:letter-kerning="true" style:font-name-asian="Arial Unicode MS1" style:font-size-asian="12pt" style:language-asian="hi" style:country-asian="IN" style:font-name-complex="Liberation Serif1" style:font-size-complex="12pt"/>
    </style:style>
    <style:style style:name="T33" style:family="text">
      <style:text-properties style:use-window-font-color="true" loext:opacity="0%" style:font-name="Liberation Serif" fo:font-size="12pt" fo:language="hu" fo:country="HU" officeooo:rsid="004beb99" style:letter-kerning="true" style:font-name-asian="Arial Unicode MS1" style:font-size-asian="12pt" style:language-asian="hi" style:country-asian="IN" style:font-name-complex="Liberation Serif1" style:font-size-complex="12pt"/>
    </style:style>
    <style:style style:name="T34" style:family="text">
      <style:text-properties style:use-window-font-color="true" loext:opacity="0%" style:font-name="Liberation Serif" fo:font-size="12pt" fo:language="hu" fo:country="HU" officeooo:rsid="004c70ba" style:letter-kerning="true" style:font-name-asian="Arial Unicode MS1" style:font-size-asian="12pt" style:language-asian="hi" style:country-asian="IN" style:font-name-complex="Liberation Serif1" style:font-size-complex="12pt"/>
    </style:style>
    <style:style style:name="T35" style:family="text">
      <style:text-properties style:use-window-font-color="true" loext:opacity="0%" style:font-name="Liberation Serif" fo:font-size="12pt" fo:language="hu" fo:country="HU" officeooo:rsid="004df3eb" style:letter-kerning="true" style:font-name-asian="Arial Unicode MS1" style:font-size-asian="12pt" style:language-asian="hi" style:country-asian="IN" style:font-name-complex="Liberation Serif1" style:font-size-complex="12pt"/>
    </style:style>
    <style:style style:name="T36" style:family="text">
      <style:text-properties style:use-window-font-color="true" loext:opacity="0%" style:font-name="Liberation Serif" fo:font-size="12pt" fo:language="hu" fo:country="HU" officeooo:rsid="004fafc3" style:letter-kerning="true" style:font-name-asian="Arial Unicode MS1" style:font-size-asian="12pt" style:language-asian="hi" style:country-asian="IN" style:font-name-complex="Liberation Serif1" style:font-size-complex="12pt"/>
    </style:style>
    <style:style style:name="T37" style:family="text">
      <style:text-properties style:use-window-font-color="true" loext:opacity="0%" style:font-name="Liberation Serif" fo:font-size="12pt" fo:language="hu" fo:country="HU" officeooo:rsid="0051297e" style:letter-kerning="true" style:font-name-asian="Arial Unicode MS1" style:font-size-asian="12pt" style:language-asian="hi" style:country-asian="IN" style:font-name-complex="Liberation Serif1" style:font-size-complex="12pt"/>
    </style:style>
    <style:style style:name="T38" style:family="text">
      <style:text-properties style:use-window-font-color="true" loext:opacity="0%" style:font-name="Liberation Serif" fo:font-size="12pt" fo:language="hu" fo:country="HU" officeooo:rsid="0052da53" style:letter-kerning="true" style:font-name-asian="Arial Unicode MS1" style:font-size-asian="12pt" style:language-asian="hi" style:country-asian="IN" style:font-name-complex="Liberation Serif1" style:font-size-complex="12pt"/>
    </style:style>
    <style:style style:name="T39" style:family="text">
      <style:text-properties style:use-window-font-color="true" loext:opacity="0%" style:font-name="Liberation Serif" fo:font-size="12pt" fo:language="hu" fo:country="HU" officeooo:rsid="00539aec" style:letter-kerning="true" style:font-name-asian="Arial Unicode MS1" style:font-size-asian="12pt" style:language-asian="hi" style:country-asian="IN" style:font-name-complex="Liberation Serif1" style:font-size-complex="12pt"/>
    </style:style>
    <style:style style:name="T40" style:family="text">
      <style:text-properties style:use-window-font-color="true" loext:opacity="0%" style:font-name="Liberation Serif" fo:font-size="12pt" fo:language="hu" fo:country="HU" officeooo:rsid="0054fd9d" style:letter-kerning="true" style:font-name-asian="Arial Unicode MS1" style:font-size-asian="12pt" style:language-asian="hi" style:country-asian="IN" style:font-name-complex="Liberation Serif1" style:font-size-complex="12pt"/>
    </style:style>
    <style:style style:name="T41" style:family="text">
      <style:text-properties style:use-window-font-color="true" loext:opacity="0%" style:font-name="Liberation Serif" fo:font-size="12pt" fo:language="hu" fo:country="HU" officeooo:rsid="0055bd67" style:letter-kerning="true" style:font-name-asian="Arial Unicode MS1" style:font-size-asian="12pt" style:language-asian="hi" style:country-asian="IN" style:font-name-complex="Liberation Serif1" style:font-size-complex="12pt"/>
    </style:style>
    <style:style style:name="T42" style:family="text">
      <style:text-properties style:use-window-font-color="true" loext:opacity="0%" style:font-name="Liberation Serif" fo:font-size="12pt" fo:language="hu" fo:country="HU" officeooo:rsid="0056f878" style:letter-kerning="true" style:font-name-asian="Arial Unicode MS1" style:font-size-asian="12pt" style:language-asian="hi" style:country-asian="IN" style:font-name-complex="Liberation Serif1" style:font-size-complex="12pt"/>
    </style:style>
    <style:style style:name="T43" style:family="text">
      <style:text-properties style:use-window-font-color="true" loext:opacity="0%" style:font-name="Liberation Serif" fo:font-size="12pt" fo:language="hu" fo:country="HU" officeooo:rsid="0057a2a3" style:letter-kerning="true" style:font-name-asian="Arial Unicode MS1" style:font-size-asian="12pt" style:language-asian="hi" style:country-asian="IN" style:font-name-complex="Liberation Serif1" style:font-size-complex="12pt"/>
    </style:style>
    <style:style style:name="T44" style:family="text">
      <style:text-properties style:use-window-font-color="true" loext:opacity="0%" style:font-name="Liberation Serif" fo:font-size="12pt" fo:language="hu" fo:country="HU" officeooo:rsid="0057ead2" style:letter-kerning="true" style:font-name-asian="Arial Unicode MS1" style:font-size-asian="12pt" style:language-asian="hi" style:country-asian="IN" style:font-name-complex="Liberation Serif1" style:font-size-complex="12pt"/>
    </style:style>
    <style:style style:name="T45" style:family="text">
      <style:text-properties style:use-window-font-color="true" loext:opacity="0%" style:font-name="Liberation Serif" fo:font-size="12pt" fo:language="hu" fo:country="HU" officeooo:rsid="0059bac8" style:letter-kerning="true" style:font-name-asian="Arial Unicode MS1" style:font-size-asian="12pt" style:language-asian="hi" style:country-asian="IN" style:font-name-complex="Liberation Serif1" style:font-size-complex="12pt"/>
    </style:style>
    <style:style style:name="T46" style:family="text">
      <style:text-properties style:use-window-font-color="true" loext:opacity="0%" style:font-name="Liberation Serif" fo:font-size="12pt" fo:language="hu" fo:country="HU" officeooo:rsid="005ab7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47" style:family="text">
      <style:text-properties style:use-window-font-color="true" loext:opacity="0%" style:font-name="Liberation Serif" fo:font-size="12pt" fo:language="hu" fo:country="HU" officeooo:rsid="005cbc31" style:letter-kerning="true" style:font-name-asian="Arial Unicode MS1" style:font-size-asian="12pt" style:language-asian="hi" style:country-asian="IN" style:font-name-complex="Liberation Serif1" style:font-size-complex="12pt"/>
    </style:style>
    <style:style style:name="T48" style:family="text">
      <style:text-properties style:use-window-font-color="true" loext:opacity="0%" style:font-name="Liberation Serif" fo:font-size="12pt" fo:language="hu" fo:country="HU" officeooo:rsid="005ee5b7" style:letter-kerning="true" style:font-name-asian="Arial Unicode MS1" style:font-size-asian="12pt" style:language-asian="hi" style:country-asian="IN" style:font-name-complex="Liberation Serif1" style:font-size-complex="12pt"/>
    </style:style>
    <style:style style:name="T49" style:family="text">
      <style:text-properties style:use-window-font-color="true" loext:opacity="0%" style:font-name="Liberation Serif" fo:font-size="12pt" fo:language="hu" fo:country="HU" officeooo:rsid="005f30e3" style:letter-kerning="true" style:font-name-asian="Arial Unicode MS1" style:font-size-asian="12pt" style:language-asian="hi" style:country-asian="IN" style:font-name-complex="Liberation Serif1" style:font-size-complex="12pt"/>
    </style:style>
    <style:style style:name="T50" style:family="text">
      <style:text-properties style:use-window-font-color="true" loext:opacity="0%" style:font-name="Liberation Serif" fo:font-size="12pt" fo:language="hu" fo:country="HU" officeooo:rsid="005f962d" style:letter-kerning="true" style:font-name-asian="Arial Unicode MS1" style:font-size-asian="12pt" style:language-asian="hi" style:country-asian="IN" style:font-name-complex="Liberation Serif1" style:font-size-complex="12pt"/>
    </style:style>
    <style:style style:name="T51" style:family="text">
      <style:text-properties style:use-window-font-color="true" loext:opacity="0%" style:font-name="Liberation Serif" fo:font-size="12pt" fo:language="hu" fo:country="HU" officeooo:rsid="00625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52" style:family="text">
      <style:text-properties style:use-window-font-color="true" loext:opacity="0%" style:font-name="Liberation Serif" fo:font-size="12pt" fo:language="hu" fo:country="HU" officeooo:rsid="006321ce" style:letter-kerning="true" style:font-name-asian="Arial Unicode MS1" style:font-size-asian="12pt" style:language-asian="hi" style:country-asian="IN" style:font-name-complex="Liberation Serif1" style:font-size-complex="12pt"/>
    </style:style>
    <style:style style:name="T53" style:family="text">
      <style:text-properties style:use-window-font-color="true" loext:opacity="0%" style:font-name="Liberation Serif" fo:font-size="12pt" fo:language="hu" fo:country="HU" officeooo:rsid="006366c8" style:letter-kerning="true" style:font-name-asian="Arial Unicode MS1" style:font-size-asian="12pt" style:language-asian="hi" style:country-asian="IN" style:font-name-complex="Liberation Serif1" style:font-size-complex="12pt"/>
    </style:style>
    <style:style style:name="T54" style:family="text">
      <style:text-properties style:use-window-font-color="true" loext:opacity="0%" style:font-name="Liberation Serif" fo:font-size="12pt" fo:language="hu" fo:country="HU" officeooo:rsid="00649614" style:letter-kerning="true" style:font-name-asian="Arial Unicode MS1" style:font-size-asian="12pt" style:language-asian="hi" style:country-asian="IN" style:font-name-complex="Liberation Serif1" style:font-size-complex="12pt"/>
    </style:style>
    <style:style style:name="T55" style:family="text">
      <style:text-properties style:use-window-font-color="true" loext:opacity="0%" style:font-name="Liberation Serif" fo:font-size="12pt" fo:language="hu" fo:country="HU" officeooo:rsid="00681e1c" style:letter-kerning="true" style:font-name-asian="Arial Unicode MS1" style:font-size-asian="12pt" style:language-asian="hi" style:country-asian="IN" style:font-name-complex="Liberation Serif1" style:font-size-complex="12pt"/>
    </style:style>
    <style:style style:name="T56" style:family="text">
      <style:text-properties style:use-window-font-color="true" loext:opacity="0%" style:font-name="Liberation Serif" fo:font-size="12pt" fo:language="hu" fo:country="HU" officeooo:rsid="0053eb0f" style:letter-kerning="true" style:font-name-asian="Arial Unicode MS1" style:font-size-asian="12pt" style:language-asian="hi" style:country-asian="IN" style:font-name-complex="Liberation Serif1" style:font-size-complex="12pt"/>
    </style:style>
    <style:style style:name="T57" style:family="text">
      <style:text-properties style:use-window-font-color="true" loext:opacity="0%" style:font-name="Liberation Serif" fo:font-size="12pt" fo:language="hu" fo:country="HU" officeooo:rsid="006a7832" style:letter-kerning="true" style:font-name-asian="Arial Unicode MS1" style:font-size-asian="12pt" style:language-asian="hi" style:country-asian="IN" style:font-name-complex="Liberation Serif1" style:font-size-complex="12pt"/>
    </style:style>
    <style:style style:name="T58" style:family="text">
      <style:text-properties style:use-window-font-color="true" loext:opacity="0%" style:font-name="Liberation Serif" fo:font-size="12pt" fo:language="hu" fo:country="HU" officeooo:rsid="006ad26a" style:letter-kerning="true" style:font-name-asian="Arial Unicode MS1" style:font-size-asian="12pt" style:language-asian="hi" style:country-asian="IN" style:font-name-complex="Liberation Serif1" style:font-size-complex="12pt"/>
    </style:style>
    <style:style style:name="T59" style:family="text">
      <style:text-properties style:use-window-font-color="true" loext:opacity="0%" style:font-name="Liberation Serif" fo:font-size="12pt" fo:language="hu" fo:country="HU" officeooo:rsid="006b883a" style:letter-kerning="true" style:font-name-asian="Arial Unicode MS1" style:font-size-asian="12pt" style:language-asian="hi" style:country-asian="IN" style:font-name-complex="Liberation Serif1" style:font-size-complex="12pt"/>
    </style:style>
    <style:style style:name="T60" style:family="text">
      <style:text-properties style:use-window-font-color="true" loext:opacity="0%" style:font-name="Liberation Serif" fo:font-size="12pt" fo:language="hu" fo:country="HU" officeooo:rsid="006d563d" style:letter-kerning="true" style:font-name-asian="Arial Unicode MS1" style:font-size-asian="12pt" style:language-asian="hi" style:country-asian="IN" style:font-name-complex="Liberation Serif1" style:font-size-complex="12pt"/>
    </style:style>
    <style:style style:name="T61" style:family="text">
      <style:text-properties style:use-window-font-color="true" loext:opacity="0%" style:font-name="Liberation Serif" fo:font-size="12pt" fo:language="hu" fo:country="HU" officeooo:rsid="006d8c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62" style:family="text">
      <style:text-properties style:use-window-font-color="true" loext:opacity="0%" style:font-name="Liberation Serif" fo:font-size="12pt" fo:language="hu" fo:country="HU" officeooo:rsid="006e51bd" style:letter-kerning="true" style:font-name-asian="Arial Unicode MS1" style:font-size-asian="12pt" style:language-asian="hi" style:country-asian="IN" style:font-name-complex="Liberation Serif1" style:font-size-complex="12pt"/>
    </style:style>
    <style:style style:name="T63" style:family="text">
      <style:text-properties style:use-window-font-color="true" loext:opacity="0%" style:font-name="Liberation Serif" fo:font-size="12pt" fo:language="hu" fo:country="HU" officeooo:rsid="006f80f6" style:letter-kerning="true" style:font-name-asian="Arial Unicode MS1" style:font-size-asian="12pt" style:language-asian="hi" style:country-asian="IN" style:font-name-complex="Liberation Serif1" style:font-size-complex="12pt"/>
    </style:style>
    <style:style style:name="T64" style:family="text">
      <style:text-properties style:use-window-font-color="true" loext:opacity="0%" style:font-name="Liberation Serif" fo:font-size="12pt" fo:language="hu" fo:country="HU" officeooo:rsid="006fb765" style:letter-kerning="true" style:font-name-asian="Arial Unicode MS1" style:font-size-asian="12pt" style:language-asian="hi" style:country-asian="IN" style:font-name-complex="Liberation Serif1" style:font-size-complex="12pt"/>
    </style:style>
    <style:style style:name="T65" style:family="text">
      <style:text-properties style:use-window-font-color="true" loext:opacity="0%" style:font-name="Liberation Serif" fo:font-size="12pt" fo:language="hu" fo:country="HU" officeooo:rsid="0072b85f" style:letter-kerning="true" style:font-name-asian="Arial Unicode MS1" style:font-size-asian="12pt" style:language-asian="hi" style:country-asian="IN" style:font-name-complex="Liberation Serif1" style:font-size-complex="12pt"/>
    </style:style>
    <style:style style:name="T66" style:family="text">
      <style:text-properties style:use-window-font-color="true" loext:opacity="0%" style:font-name="Liberation Serif" fo:font-size="12pt" fo:language="hu" fo:country="HU" officeooo:rsid="0073942e" style:letter-kerning="true" style:font-name-asian="Arial Unicode MS1" style:font-size-asian="12pt" style:language-asian="hi" style:country-asian="IN" style:font-name-complex="Liberation Serif1" style:font-size-complex="12pt"/>
    </style:style>
    <style:style style:name="T67" style:family="text">
      <style:text-properties style:use-window-font-color="true" loext:opacity="0%" style:font-name="Liberation Serif" fo:font-size="12pt" fo:language="hu" fo:country="HU" officeooo:rsid="0074ad9a" style:letter-kerning="true" style:font-name-asian="Arial Unicode MS1" style:font-size-asian="12pt" style:language-asian="hi" style:country-asian="IN" style:font-name-complex="Liberation Serif1" style:font-size-complex="12pt"/>
    </style:style>
    <style:style style:name="T68" style:family="text">
      <style:text-properties style:use-window-font-color="true" loext:opacity="0%" style:font-name="Liberation Serif" fo:font-size="12pt" fo:language="hu" fo:country="HU" officeooo:rsid="0075f0f5" style:letter-kerning="true" style:font-name-asian="Arial Unicode MS1" style:font-size-asian="12pt" style:language-asian="hi" style:country-asian="IN" style:font-name-complex="Liberation Serif1" style:font-size-complex="12pt"/>
    </style:style>
    <style:style style:name="T69" style:family="text">
      <style:text-properties style:use-window-font-color="true" loext:opacity="0%" style:font-name="Liberation Serif" fo:font-size="12pt" fo:language="hu" fo:country="HU" officeooo:rsid="00779dae" style:letter-kerning="true" style:font-name-asian="Arial Unicode MS1" style:font-size-asian="12pt" style:language-asian="hi" style:country-asian="IN" style:font-name-complex="Liberation Serif1" style:font-size-complex="12pt"/>
    </style:style>
    <style:style style:name="T70" style:family="text">
      <style:text-properties style:use-window-font-color="true" loext:opacity="0%" style:font-name="Liberation Serif" fo:font-size="12pt" fo:language="hu" fo:country="HU" officeooo:rsid="007a6f8b" style:letter-kerning="true" style:font-name-asian="Arial Unicode MS1" style:font-size-asian="12pt" style:language-asian="hi" style:country-asian="IN" style:font-name-complex="Liberation Serif1" style:font-size-complex="12pt"/>
    </style:style>
    <style:style style:name="T71" style:family="text">
      <style:text-properties style:use-window-font-color="true" loext:opacity="0%" style:font-name="Liberation Serif" fo:font-size="12pt" fo:language="hu" fo:country="HU" officeooo:rsid="007d5370" style:letter-kerning="true" style:font-name-asian="Arial Unicode MS1" style:font-size-asian="12pt" style:language-asian="hi" style:country-asian="IN" style:font-name-complex="Liberation Serif1" style:font-size-complex="12pt"/>
    </style:style>
    <style:style style:name="T72" style:family="text">
      <style:text-properties style:use-window-font-color="true" loext:opacity="0%" style:font-name="Liberation Serif" fo:font-size="12pt" fo:language="hu" fo:country="HU" officeooo:rsid="007e4f78" style:letter-kerning="true" style:font-name-asian="Arial Unicode MS1" style:font-size-asian="12pt" style:language-asian="hi" style:country-asian="IN" style:font-name-complex="Liberation Serif1" style:font-size-complex="12pt"/>
    </style:style>
    <style:style style:name="T73" style:family="text">
      <style:text-properties style:use-window-font-color="true" loext:opacity="0%" style:font-name="Liberation Serif" fo:font-size="12pt" fo:language="hu" fo:country="HU" officeooo:rsid="007f821e" style:letter-kerning="true" style:font-name-asian="Arial Unicode MS1" style:font-size-asian="12pt" style:language-asian="hi" style:country-asian="IN" style:font-name-complex="Liberation Serif1" style:font-size-complex="12pt"/>
    </style:style>
    <style:style style:name="T74" style:family="text">
      <style:text-properties style:use-window-font-color="true" loext:opacity="0%" style:font-name="Liberation Serif" fo:font-size="12pt" fo:language="hu" fo:country="HU" officeooo:rsid="0081631f" style:letter-kerning="true" style:font-name-asian="Arial Unicode MS1" style:font-size-asian="12pt" style:language-asian="hi" style:country-asian="IN" style:font-name-complex="Liberation Serif1" style:font-size-complex="12pt"/>
    </style:style>
    <style:style style:name="T75" style:family="text">
      <style:text-properties style:use-window-font-color="true" loext:opacity="0%" style:font-name="Liberation Serif" fo:font-size="12pt" fo:language="hu" fo:country="HU" officeooo:rsid="00824dc2" style:letter-kerning="true" style:font-name-asian="Arial Unicode MS1" style:font-size-asian="12pt" style:language-asian="hi" style:country-asian="IN" style:font-name-complex="Liberation Serif1" style:font-size-complex="12pt"/>
    </style:style>
    <style:style style:name="T76" style:family="text">
      <style:text-properties style:use-window-font-color="true" loext:opacity="0%" style:font-name="Liberation Serif" fo:font-size="12pt" fo:language="hu" fo:country="HU" officeooo:rsid="0084e089" style:letter-kerning="true" style:font-name-asian="Arial Unicode MS1" style:font-size-asian="12pt" style:language-asian="hi" style:country-asian="IN" style:font-name-complex="Liberation Serif1" style:font-size-complex="12pt"/>
    </style:style>
    <style:style style:name="T77" style:family="text">
      <style:text-properties style:use-window-font-color="true" loext:opacity="0%" style:font-name="Liberation Serif" fo:font-size="12pt" fo:language="hu" fo:country="HU" officeooo:rsid="0088213f" style:letter-kerning="true" style:font-name-asian="Arial Unicode MS1" style:font-size-asian="12pt" style:language-asian="hi" style:country-asian="IN" style:font-name-complex="Liberation Serif1" style:font-size-complex="12pt"/>
    </style:style>
    <style:style style:name="T78" style:family="text">
      <style:text-properties style:use-window-font-color="true" loext:opacity="0%" style:font-name="Liberation Serif" fo:font-size="12pt" fo:language="hu" fo:country="HU" officeooo:rsid="00888254" style:letter-kerning="true" style:font-name-asian="Arial Unicode MS1" style:font-size-asian="12pt" style:language-asian="hi" style:country-asian="IN" style:font-name-complex="Liberation Serif1" style:font-size-complex="12pt"/>
    </style:style>
    <style:style style:name="T79" style:family="text">
      <style:text-properties style:use-window-font-color="true" loext:opacity="0%" style:font-name="Liberation Serif" fo:font-size="12pt" fo:language="hu" fo:country="HU" officeooo:rsid="008a9168" style:letter-kerning="true" style:font-name-asian="Arial Unicode MS1" style:font-size-asian="12pt" style:language-asian="hi" style:country-asian="IN" style:font-name-complex="Liberation Serif1" style:font-size-complex="12pt"/>
    </style:style>
    <style:style style:name="T80" style:family="text">
      <style:text-properties style:use-window-font-color="true" loext:opacity="0%" style:font-name="Liberation Serif" fo:font-size="12pt" fo:language="hu" fo:country="HU" officeooo:rsid="008a9e74" style:letter-kerning="true" style:font-name-asian="Arial Unicode MS1" style:font-size-asian="12pt" style:language-asian="hi" style:country-asian="IN" style:font-name-complex="Liberation Serif1" style:font-size-complex="12pt"/>
    </style:style>
    <style:style style:name="T81" style:family="text">
      <style:text-properties style:use-window-font-color="true" loext:opacity="0%" style:font-name="Liberation Serif" fo:font-size="12pt" fo:language="hu" fo:country="HU" officeooo:rsid="008bcf17" style:letter-kerning="true" style:font-name-asian="Arial Unicode MS1" style:font-size-asian="12pt" style:language-asian="hi" style:country-asian="IN" style:font-name-complex="Liberation Serif1" style:font-size-complex="12pt"/>
    </style:style>
    <style:style style:name="T82" style:family="text">
      <style:text-properties style:use-window-font-color="true" loext:opacity="0%" style:font-name="Liberation Serif" fo:font-size="12pt" fo:language="hu" fo:country="HU" officeooo:rsid="008bfb4b" style:letter-kerning="true" style:font-name-asian="Arial Unicode MS1" style:font-size-asian="12pt" style:language-asian="hi" style:country-asian="IN" style:font-name-complex="Liberation Serif1" style:font-size-complex="12pt"/>
    </style:style>
    <style:style style:name="T83" style:family="text">
      <style:text-properties style:use-window-font-color="true" loext:opacity="0%" style:font-name="Liberation Serif" fo:font-size="12pt" fo:language="hu" fo:country="HU" officeooo:rsid="008dca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84" style:family="text">
      <style:text-properties style:use-window-font-color="true" loext:opacity="0%" style:font-name="Liberation Serif" fo:font-size="12pt" fo:language="hu" fo:country="HU" officeooo:rsid="008e2b42" style:letter-kerning="true" style:font-name-asian="Arial Unicode MS1" style:font-size-asian="12pt" style:language-asian="hi" style:country-asian="IN" style:font-name-complex="Liberation Serif1" style:font-size-complex="12pt"/>
    </style:style>
    <style:style style:name="T85" style:family="text">
      <style:text-properties style:use-window-font-color="true" loext:opacity="0%" style:font-name="Liberation Serif" fo:font-size="12pt" fo:language="hu" fo:country="HU" officeooo:rsid="009023e9" style:letter-kerning="true" style:font-name-asian="Arial Unicode MS1" style:font-size-asian="12pt" style:language-asian="hi" style:country-asian="IN" style:font-name-complex="Liberation Serif1" style:font-size-complex="12pt"/>
    </style:style>
    <style:style style:name="T86" style:family="text">
      <style:text-properties style:use-window-font-color="true" loext:opacity="0%" style:font-name="Liberation Serif" fo:font-size="12pt" fo:language="hu" fo:country="HU" officeooo:rsid="0091c951" style:letter-kerning="true" style:font-name-asian="Arial Unicode MS1" style:font-size-asian="12pt" style:language-asian="hi" style:country-asian="IN" style:font-name-complex="Liberation Serif1" style:font-size-complex="12pt"/>
    </style:style>
    <style:style style:name="T87" style:family="text">
      <style:text-properties style:use-window-font-color="true" loext:opacity="0%" style:font-name="Liberation Serif" fo:font-size="12pt" fo:language="hu" fo:country="HU" officeooo:rsid="00933e9b" style:letter-kerning="true" style:font-name-asian="Arial Unicode MS1" style:font-size-asian="12pt" style:language-asian="hi" style:country-asian="IN" style:font-name-complex="Liberation Serif1" style:font-size-complex="12pt"/>
    </style:style>
    <style:style style:name="T88" style:family="text">
      <style:text-properties style:use-window-font-color="true" loext:opacity="0%" style:font-name="Liberation Serif" fo:font-size="12pt" fo:language="hu" fo:country="HU" officeooo:rsid="0096aa50" style:letter-kerning="true" style:font-name-asian="Arial Unicode MS1" style:font-size-asian="12pt" style:language-asian="hi" style:country-asian="IN" style:font-name-complex="Liberation Serif1" style:font-size-complex="12pt"/>
    </style:style>
    <style:style style:name="T89" style:family="text">
      <style:text-properties style:use-window-font-color="true" loext:opacity="0%" style:font-name="Liberation Serif" fo:font-size="12pt" fo:language="hu" fo:country="HU" officeooo:rsid="0097b689" style:letter-kerning="true" style:font-name-asian="Arial Unicode MS1" style:font-size-asian="12pt" style:language-asian="hi" style:country-asian="IN" style:font-name-complex="Liberation Serif1" style:font-size-complex="12pt"/>
    </style:style>
    <style:style style:name="T90" style:family="text">
      <style:text-properties style:use-window-font-color="true" loext:opacity="0%" style:font-name="Liberation Serif" fo:font-size="12pt" fo:language="hu" fo:country="HU" officeooo:rsid="00995e8c" style:letter-kerning="true" style:font-name-asian="Arial Unicode MS1" style:font-size-asian="12pt" style:language-asian="hi" style:country-asian="IN" style:font-name-complex="Liberation Serif1" style:font-size-complex="12pt"/>
    </style:style>
    <style:style style:name="T91" style:family="text">
      <style:text-properties style:use-window-font-color="true" loext:opacity="0%" style:font-name="Liberation Serif" fo:font-size="12pt" fo:language="hu" fo:country="HU" officeooo:rsid="009a5637" style:letter-kerning="true" style:font-name-asian="Arial Unicode MS1" style:font-size-asian="12pt" style:language-asian="hi" style:country-asian="IN" style:font-name-complex="Liberation Serif1" style:font-size-complex="12pt"/>
    </style:style>
    <style:style style:name="T92" style:family="text">
      <style:text-properties style:use-window-font-color="true" loext:opacity="0%" style:font-name="Liberation Serif" fo:font-size="12pt" fo:language="hu" fo:country="HU" officeooo:rsid="009ada57" style:letter-kerning="true" style:font-name-asian="Arial Unicode MS1" style:font-size-asian="12pt" style:language-asian="hi" style:country-asian="IN" style:font-name-complex="Liberation Serif1" style:font-size-complex="12pt"/>
    </style:style>
    <style:style style:name="T93" style:family="text">
      <style:text-properties style:use-window-font-color="true" loext:opacity="0%" style:font-name="Liberation Serif" fo:font-size="12pt" fo:language="hu" fo:country="HU" officeooo:rsid="009c2c83" style:letter-kerning="true" style:font-name-asian="Arial Unicode MS1" style:font-size-asian="12pt" style:language-asian="hi" style:country-asian="IN" style:font-name-complex="Liberation Serif1" style:font-size-complex="12pt"/>
    </style:style>
    <style:style style:name="T94" style:family="text">
      <style:text-properties style:use-window-font-color="true" loext:opacity="0%" style:font-name="Liberation Serif" fo:font-size="12pt" fo:language="hu" fo:country="HU" officeooo:rsid="009d727e" style:letter-kerning="true" style:font-name-asian="Arial Unicode MS1" style:font-size-asian="12pt" style:language-asian="hi" style:country-asian="IN" style:font-name-complex="Liberation Serif1" style:font-size-complex="12pt"/>
    </style:style>
    <style:style style:name="T95" style:family="text">
      <style:text-properties style:use-window-font-color="true" loext:opacity="0%" style:font-name="Liberation Serif" fo:font-size="12pt" fo:language="hu" fo:country="HU" officeooo:rsid="009f6ab2" style:letter-kerning="true" style:font-name-asian="Arial Unicode MS1" style:font-size-asian="12pt" style:language-asian="hi" style:country-asian="IN" style:font-name-complex="Liberation Serif1" style:font-size-complex="12pt"/>
    </style:style>
    <style:style style:name="T96" style:family="text">
      <style:text-properties style:use-window-font-color="true" loext:opacity="0%" style:font-name="Liberation Serif" fo:font-size="12pt" fo:language="hu" fo:country="HU" officeooo:rsid="00a165c5" style:letter-kerning="true" style:font-name-asian="Arial Unicode MS1" style:font-size-asian="12pt" style:language-asian="hi" style:country-asian="IN" style:font-name-complex="Liberation Serif1" style:font-size-complex="12pt"/>
    </style:style>
    <style:style style:name="T97" style:family="text">
      <style:text-properties style:use-window-font-color="true" loext:opacity="0%" style:font-name="Liberation Serif" fo:font-size="12pt" fo:language="hu" fo:country="HU" officeooo:rsid="00a28e47" style:letter-kerning="true" style:font-name-asian="Arial Unicode MS1" style:font-size-asian="12pt" style:language-asian="hi" style:country-asian="IN" style:font-name-complex="Liberation Serif1" style:font-size-complex="12pt"/>
    </style:style>
    <style:style style:name="T98" style:family="text">
      <style:text-properties style:use-window-font-color="true" loext:opacity="0%" style:font-name="Liberation Serif" fo:font-size="12pt" fo:language="hu" fo:country="HU" officeooo:rsid="00a4aa58" style:letter-kerning="true" style:font-name-asian="Arial Unicode MS1" style:font-size-asian="12pt" style:language-asian="hi" style:country-asian="IN" style:font-name-complex="Liberation Serif1" style:font-size-complex="12pt"/>
    </style:style>
    <style:style style:name="T99" style:family="text">
      <style:text-properties style:use-window-font-color="true" loext:opacity="0%" style:font-name="Liberation Serif" fo:font-size="12pt" fo:language="hu" fo:country="HU" officeooo:rsid="00a5448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0" style:family="text">
      <style:text-properties style:use-window-font-color="true" loext:opacity="0%" style:font-name="Liberation Serif" fo:font-size="12pt" fo:language="hu" fo:country="HU" officeooo:rsid="00a6dd3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1" style:family="text">
      <style:text-properties style:use-window-font-color="true" loext:opacity="0%" style:font-name="Liberation Serif" fo:font-size="12pt" fo:language="hu" fo:country="HU" officeooo:rsid="00a7147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2" style:family="text">
      <style:text-properties style:use-window-font-color="true" loext:opacity="0%" style:font-name="Liberation Serif" fo:font-size="12pt" fo:language="hu" fo:country="HU" officeooo:rsid="00a7463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3" style:family="text">
      <style:text-properties style:use-window-font-color="true" loext:opacity="0%" style:font-name="Liberation Serif" fo:font-size="12pt" fo:language="hu" fo:country="HU" officeooo:rsid="00a8ca9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4" style:family="text">
      <style:text-properties style:use-window-font-color="true" loext:opacity="0%" style:font-name="Liberation Serif" fo:font-size="12pt" fo:language="hu" fo:country="HU" officeooo:rsid="00a986f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5" style:family="text">
      <style:text-properties style:use-window-font-color="true" loext:opacity="0%" style:font-name="Liberation Serif" fo:font-size="12pt" fo:language="hu" fo:country="HU" officeooo:rsid="00ac1e7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6" style:family="text">
      <style:text-properties style:use-window-font-color="true" loext:opacity="0%" style:font-name="Liberation Serif" fo:font-size="12pt" fo:language="hu" fo:country="HU" officeooo:rsid="00ac708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7" style:family="text">
      <style:text-properties style:use-window-font-color="true" loext:opacity="0%" style:font-name="Liberation Serif" fo:font-size="12pt" fo:language="hu" fo:country="HU" officeooo:rsid="00ae5d8e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8" style:family="text">
      <style:text-properties style:use-window-font-color="true" loext:opacity="0%" style:font-name="Liberation Serif" fo:font-size="12pt" fo:language="hu" fo:country="HU" officeooo:rsid="00ae884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9" style:family="text">
      <style:text-properties style:use-window-font-color="true" loext:opacity="0%" style:font-name="Liberation Serif" fo:font-size="12pt" fo:language="hu" fo:country="HU" officeooo:rsid="00aecc5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0" style:family="text">
      <style:text-properties style:use-window-font-color="true" loext:opacity="0%" style:font-name="Liberation Serif" fo:font-size="12pt" fo:language="hu" fo:country="HU" officeooo:rsid="00b0a47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1" style:family="text">
      <style:text-properties style:use-window-font-color="true" loext:opacity="0%" style:font-name="Liberation Serif" fo:font-size="12pt" fo:language="hu" fo:country="HU" officeooo:rsid="00b1c175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2" style:family="text">
      <style:text-properties style:use-window-font-color="true" loext:opacity="0%" style:font-name="Liberation Serif" fo:font-size="12pt" fo:language="hu" fo:country="HU" officeooo:rsid="00b3b82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3" style:family="text">
      <style:text-properties style:use-window-font-color="true" loext:opacity="0%" style:font-name="Liberation Serif" fo:font-size="12pt" fo:language="hu" fo:country="HU" officeooo:rsid="00b4b6e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4" style:family="text">
      <style:text-properties style:use-window-font-color="true" loext:opacity="0%" style:font-name="Liberation Serif" fo:font-size="12pt" fo:language="hu" fo:country="HU" officeooo:rsid="00b6dfe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5" style:family="text">
      <style:text-properties style:use-window-font-color="true" loext:opacity="0%" style:font-name="Liberation Serif" fo:font-size="12pt" fo:language="hu" fo:country="HU" officeooo:rsid="00b79fd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6" style:family="text">
      <style:text-properties style:use-window-font-color="true" loext:opacity="0%" style:font-name="Liberation Serif" fo:font-size="12pt" fo:language="hu" fo:country="HU" officeooo:rsid="00b7ec5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7" style:family="text">
      <style:text-properties style:use-window-font-color="true" loext:opacity="0%" style:font-name="Liberation Serif" fo:font-size="12pt" fo:language="hu" fo:country="HU" officeooo:rsid="00b88da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8" style:family="text">
      <style:text-properties style:use-window-font-color="true" loext:opacity="0%" style:font-name="Liberation Serif" fo:font-size="12pt" fo:language="hu" fo:country="HU" officeooo:rsid="00ba87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9" style:family="text">
      <style:text-properties style:use-window-font-color="true" loext:opacity="0%" style:font-name="Liberation Serif" fo:font-size="12pt" fo:language="hu" fo:country="HU" officeooo:rsid="00baf2b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0" style:family="text">
      <style:text-properties style:use-window-font-color="true" loext:opacity="0%" style:font-name="Liberation Serif" fo:font-size="12pt" fo:language="hu" fo:country="HU" officeooo:rsid="00bcf2f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1" style:family="text">
      <style:text-properties style:use-window-font-color="true" loext:opacity="0%" style:font-name="Liberation Serif" fo:font-size="12pt" fo:language="hu" fo:country="HU" officeooo:rsid="00bd079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2" style:family="text">
      <style:text-properties style:use-window-font-color="true" loext:opacity="0%" style:font-name="Liberation Serif" fo:font-size="12pt" fo:language="hu" fo:country="HU" officeooo:rsid="00bd330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3" style:family="text">
      <style:text-properties style:use-window-font-color="true" loext:opacity="0%" style:font-name="Liberation Serif" fo:font-size="12pt" fo:language="hu" fo:country="HU" officeooo:rsid="00c095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4" style:family="text">
      <style:text-properties style:use-window-font-color="true" loext:opacity="0%" style:font-name="Liberation Serif" fo:font-size="12pt" fo:language="hu" fo:country="HU" officeooo:rsid="00c1b83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5" style:family="text">
      <style:text-properties style:use-window-font-color="true" loext:opacity="0%" style:font-name="Liberation Serif" fo:font-size="12pt" fo:language="hu" fo:country="HU" officeooo:rsid="00c3966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6" style:family="text">
      <style:text-properties style:use-window-font-color="true" loext:opacity="0%" style:font-name="Liberation Serif" fo:font-size="12pt" fo:language="hu" fo:country="HU" officeooo:rsid="00c4300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7" style:family="text">
      <style:text-properties style:use-window-font-color="true" loext:opacity="0%" style:font-name="Liberation Serif" fo:font-size="12pt" fo:language="hu" fo:country="HU" officeooo:rsid="00c5f11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8" style:family="text">
      <style:text-properties style:use-window-font-color="true" loext:opacity="0%" style:font-name="Liberation Serif" fo:font-size="12pt" fo:language="hu" fo:country="HU" officeooo:rsid="00c677d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9" style:family="text">
      <style:text-properties style:use-window-font-color="true" loext:opacity="0%" style:font-name="Liberation Serif" fo:font-size="12pt" fo:language="hu" fo:country="HU" officeooo:rsid="00c96ab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0" style:family="text">
      <style:text-properties style:use-window-font-color="true" loext:opacity="0%" style:font-name="Liberation Serif" fo:font-size="12pt" fo:language="hu" fo:country="HU" officeooo:rsid="00c99b4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1" style:family="text">
      <style:text-properties style:use-window-font-color="true" loext:opacity="0%" style:font-name="Liberation Serif" fo:font-size="12pt" fo:language="hu" fo:country="HU" officeooo:rsid="00cb3e0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2" style:family="text">
      <style:text-properties style:use-window-font-color="true" loext:opacity="0%" style:font-name="Liberation Serif" fo:font-size="12pt" fo:language="hu" fo:country="HU" officeooo:rsid="00cb754d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3" style:family="text">
      <style:text-properties style:use-window-font-color="true" loext:opacity="0%" style:font-name="Liberation Serif" fo:font-size="12pt" fo:language="hu" fo:country="HU" officeooo:rsid="00ceebc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4" style:family="text">
      <style:text-properties style:use-window-font-color="true" loext:opacity="0%" style:font-name="Liberation Serif" fo:font-size="12pt" fo:language="hu" fo:country="HU" officeooo:rsid="00d0480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5" style:family="text">
      <style:text-properties style:use-window-font-color="true" loext:opacity="0%" style:font-name="Liberation Serif" fo:font-size="12pt" fo:language="hu" fo:country="HU" officeooo:rsid="00d08c6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6" style:family="text">
      <style:text-properties style:use-window-font-color="true" loext:opacity="0%" style:font-name="Liberation Serif" fo:font-size="12pt" fo:language="hu" fo:country="HU" officeooo:rsid="00d3d09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7" style:family="text">
      <style:text-properties style:use-window-font-color="true" loext:opacity="0%" style:font-name="Liberation Serif" fo:font-size="12pt" fo:language="hu" fo:country="HU" officeooo:rsid="00d56ced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8" style:family="text">
      <style:text-properties style:use-window-font-color="true" loext:opacity="0%" style:font-name="Liberation Serif" fo:font-size="12pt" fo:language="hu" fo:country="HU" officeooo:rsid="00d88b4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9" style:family="text">
      <style:text-properties style:use-window-font-color="true" loext:opacity="0%" style:font-name="Liberation Serif" fo:font-size="12pt" fo:language="hu" fo:country="HU" officeooo:rsid="00dc0d1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0" style:family="text">
      <style:text-properties style:use-window-font-color="true" loext:opacity="0%" style:font-name="Liberation Serif" fo:font-size="12pt" fo:language="hu" fo:country="HU" officeooo:rsid="00dd89c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1" style:family="text">
      <style:text-properties style:use-window-font-color="true" loext:opacity="0%" style:font-name="Liberation Serif" fo:font-size="12pt" fo:language="hu" fo:country="HU" officeooo:rsid="00de6bc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2" style:family="text">
      <style:text-properties style:use-window-font-color="true" loext:opacity="0%" style:font-name="Liberation Serif" fo:font-size="12pt" fo:language="hu" fo:country="HU" officeooo:rsid="00dda72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3" style:family="text">
      <style:text-properties style:use-window-font-color="true" loext:opacity="0%" style:font-name="Liberation Serif" fo:font-size="12pt" fo:language="hu" fo:country="HU" officeooo:rsid="00dde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4" style:family="text">
      <style:text-properties style:use-window-font-color="true" loext:opacity="0%" style:font-name="Liberation Serif" fo:font-size="12pt" fo:language="hu" fo:country="HU" officeooo:rsid="00df8fd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5" style:family="text">
      <style:text-properties style:use-window-font-color="true" loext:opacity="0%" style:font-name="Liberation Serif" fo:font-size="12pt" fo:language="hu" fo:country="HU" officeooo:rsid="00e09a1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6" style:family="text">
      <style:text-properties style:use-window-font-color="true" loext:opacity="0%" style:font-name="Liberation Serif" fo:font-size="12pt" fo:language="hu" fo:country="HU" officeooo:rsid="00e0b7c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7" style:family="text">
      <style:text-properties style:use-window-font-color="true" loext:opacity="0%" style:font-name="Liberation Serif" fo:font-size="12pt" fo:language="hu" fo:country="HU" officeooo:rsid="00e4473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8" style:family="text">
      <style:text-properties style:use-window-font-color="true" loext:opacity="0%" style:font-name="Liberation Serif" fo:font-size="12pt" fo:language="hu" fo:country="HU" officeooo:rsid="00e4d27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9" style:family="text">
      <style:text-properties style:use-window-font-color="true" loext:opacity="0%" style:font-name="Liberation Serif" fo:font-size="12pt" fo:language="hu" fo:country="HU" officeooo:rsid="00e548d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0" style:family="text">
      <style:text-properties style:use-window-font-color="true" loext:opacity="0%" style:font-name="Liberation Serif" fo:font-size="12pt" fo:language="hu" fo:country="HU" officeooo:rsid="00e8319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1" style:family="text">
      <style:text-properties style:use-window-font-color="true" loext:opacity="0%" style:font-name="Liberation Serif" fo:font-size="12pt" fo:language="hu" fo:country="HU" officeooo:rsid="00ea9be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2" style:family="text">
      <style:text-properties style:use-window-font-color="true" loext:opacity="0%" style:font-name="Liberation Serif" fo:font-size="12pt" fo:language="hu" fo:country="HU" officeooo:rsid="00ec4cf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3" style:family="text">
      <style:text-properties style:use-window-font-color="true" loext:opacity="0%" style:font-name="Liberation Serif" fo:font-size="12pt" fo:language="hu" fo:country="HU" officeooo:rsid="00efeb75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4" style:family="text">
      <style:text-properties style:use-window-font-color="true" loext:opacity="0%" style:font-name="Liberation Serif" fo:font-size="12pt" fo:language="hu" fo:country="HU" officeooo:rsid="00f160a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5" style:family="text">
      <style:text-properties style:use-window-font-color="true" loext:opacity="0%" style:font-name="Liberation Serif" fo:font-size="12pt" fo:language="hu" fo:country="HU" officeooo:rsid="00f2b01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6" style:family="text">
      <style:text-properties style:use-window-font-color="true" loext:opacity="0%" style:font-name="Liberation Serif" fo:font-size="12pt" fo:language="hu" fo:country="HU" officeooo:rsid="00f4736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7" style:family="text">
      <style:text-properties style:use-window-font-color="true" loext:opacity="0%" style:font-name="Liberation Serif" fo:font-size="12pt" fo:language="hu" fo:country="HU" officeooo:rsid="00f5a195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8" style:family="text">
      <style:text-properties style:use-window-font-color="true" loext:opacity="0%" style:font-name="Liberation Serif" fo:font-size="12pt" fo:language="hu" fo:country="HU" officeooo:rsid="00f7791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9" style:family="text">
      <style:text-properties style:use-window-font-color="true" loext:opacity="0%" style:font-name="Liberation Serif" fo:font-size="12pt" fo:language="hu" fo:country="HU" officeooo:rsid="00f819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0" style:family="text">
      <style:text-properties style:use-window-font-color="true" loext:opacity="0%" style:font-name="Liberation Serif" fo:font-size="12pt" fo:language="hu" fo:country="HU" officeooo:rsid="00f8282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1" style:family="text">
      <style:text-properties style:use-window-font-color="true" loext:opacity="0%" style:font-name="Liberation Serif" fo:font-size="12pt" fo:language="hu" fo:country="HU" officeooo:rsid="00f9f7d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2" style:family="text">
      <style:text-properties style:use-window-font-color="true" loext:opacity="0%" style:font-name="Liberation Serif" fo:font-size="12pt" fo:language="hu" fo:country="HU" officeooo:rsid="00fe63d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3" style:family="text">
      <style:text-properties style:use-window-font-color="true" loext:opacity="0%" style:font-name="Liberation Serif" fo:font-size="12pt" fo:language="hu" fo:country="HU" officeooo:rsid="0100519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4" style:family="text">
      <style:text-properties style:use-window-font-color="true" loext:opacity="0%" style:font-name="Liberation Serif" fo:font-size="12pt" fo:language="hu" fo:country="HU" officeooo:rsid="010151c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5" style:family="text">
      <style:text-properties style:use-window-font-color="true" loext:opacity="0%" style:font-name="Liberation Serif" fo:font-size="12pt" fo:language="hu" fo:country="HU" officeooo:rsid="010199d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6" style:family="text">
      <style:text-properties style:use-window-font-color="true" loext:opacity="0%" style:font-name="Liberation Serif" fo:font-size="12pt" fo:language="hu" fo:country="HU" officeooo:rsid="0102222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7" style:family="text">
      <style:text-properties style:use-window-font-color="true" loext:opacity="0%" style:font-name="Liberation Serif" fo:font-size="12pt" fo:language="hu" fo:country="HU" officeooo:rsid="0102cc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8" style:family="text">
      <style:text-properties style:use-window-font-color="true" loext:opacity="0%" style:font-name="Liberation Serif" fo:font-size="12pt" fo:language="hu" fo:country="HU" officeooo:rsid="0105fbf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9" style:family="text">
      <style:text-properties style:use-window-font-color="true" loext:opacity="0%" style:font-name="Liberation Serif" fo:font-size="12pt" fo:language="hu" fo:country="HU" officeooo:rsid="0107eee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0" style:family="text">
      <style:text-properties style:use-window-font-color="true" loext:opacity="0%" style:font-name="Liberation Serif" fo:font-size="12pt" fo:language="hu" fo:country="HU" officeooo:rsid="0108693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1" style:family="text">
      <style:text-properties style:use-window-font-color="true" loext:opacity="0%" style:font-name="Liberation Serif" fo:font-size="12pt" fo:language="hu" fo:country="HU" officeooo:rsid="0108f9fd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2" style:family="text">
      <style:text-properties style:use-window-font-color="true" loext:opacity="0%" style:font-name="Liberation Serif" fo:font-size="12pt" fo:language="hu" fo:country="HU" officeooo:rsid="010c664e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3" style:family="text">
      <style:text-properties style:use-window-font-color="true" loext:opacity="0%" style:font-name="Liberation Serif" fo:font-size="12pt" fo:language="hu" fo:country="HU" officeooo:rsid="010e512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4" style:family="text">
      <style:text-properties style:use-window-font-color="true" loext:opacity="0%" style:font-name="Liberation Serif" fo:font-size="12pt" fo:language="hu" fo:country="HU" officeooo:rsid="011025e5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5" style:family="text">
      <style:text-properties style:use-window-font-color="true" loext:opacity="0%" style:font-name="Liberation Serif" fo:font-size="12pt" fo:language="hu" fo:country="HU" officeooo:rsid="01110a6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6" style:family="text">
      <style:text-properties style:use-window-font-color="true" loext:opacity="0%" style:font-name="Liberation Serif" fo:font-size="12pt" fo:language="hu" fo:country="HU" officeooo:rsid="011413d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7" style:family="text">
      <style:text-properties style:use-window-font-color="true" loext:opacity="0%" style:font-name="Liberation Serif" fo:font-size="12pt" fo:language="hu" fo:country="HU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78" style:family="text">
      <style:text-properties style:use-window-font-color="true" loext:opacity="0%" style:font-name="Liberation Serif" fo:font-size="12pt" fo:language="hu" fo:country="HU" officeooo:rsid="003f0c4a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79" style:family="text">
      <style:text-properties style:use-window-font-color="true" loext:opacity="0%" style:font-name="Liberation Serif" fo:font-size="12pt" fo:language="hu" fo:country="HU" officeooo:rsid="0044f57d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0" style:family="text">
      <style:text-properties style:use-window-font-color="true" loext:opacity="0%" style:font-name="Liberation Serif" fo:font-size="12pt" fo:language="hu" fo:country="HU" officeooo:rsid="0056f878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1" style:family="text">
      <style:text-properties style:use-window-font-color="true" loext:opacity="0%" style:font-name="Liberation Serif" fo:font-size="12pt" fo:language="hu" fo:country="HU" officeooo:rsid="004df3eb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2" style:family="text">
      <style:text-properties style:use-window-font-color="true" loext:opacity="0%" style:font-name="Liberation Serif" fo:font-size="12pt" fo:language="hu" fo:country="HU" officeooo:rsid="00352b52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3" style:family="text">
      <style:text-properties style:use-window-font-color="true" loext:opacity="0%" style:font-name="Liberation Serif" fo:font-size="12pt" fo:language="hu" fo:country="HU" officeooo:rsid="005cbc31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4" style:family="text">
      <style:text-properties style:use-window-font-color="true" loext:opacity="0%" style:font-name="Liberation Serif" fo:font-size="12pt" fo:language="hu" fo:country="HU" officeooo:rsid="00697c73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5" style:family="text">
      <style:text-properties style:use-window-font-color="true" loext:opacity="0%" style:font-name="Liberation Serif" fo:font-size="12pt" fo:language="hu" fo:country="HU" officeooo:rsid="005b2ae4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6" style:family="text">
      <style:text-properties style:use-window-font-color="true" loext:opacity="0%" style:font-name="Liberation Serif" fo:font-size="12pt" fo:language="hu" fo:country="HU" officeooo:rsid="008bcf17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7" style:family="text">
      <style:text-properties style:use-window-font-color="true" loext:opacity="0%" style:font-name="Liberation Serif" fo:font-size="12pt" fo:language="hu" fo:country="HU" officeooo:rsid="00539aec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8" style:family="text">
      <style:text-properties style:use-window-font-color="true" loext:opacity="0%" style:font-name="Liberation Serif" fo:font-size="12pt" fo:language="hu" fo:country="HU" officeooo:rsid="0049b1e0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9" style:family="text">
      <style:text-properties style:use-window-font-color="true" loext:opacity="0%" style:font-name="Liberation Serif" fo:font-size="12pt" fo:language="hu" fo:country="HU" officeooo:rsid="007c56cc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90" style:family="text">
      <style:text-properties style:use-window-font-color="true" loext:opacity="0%" style:font-name="Liberation Serif" fo:font-size="12pt" fo:language="hu" fo:country="HU" officeooo:rsid="0043a163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91" style:family="text">
      <style:text-properties style:use-window-font-color="true" loext:opacity="0%" style:font-name="Liberation Serif" fo:font-size="12pt" fo:language="hu" fo:country="HU" officeooo:rsid="0059bac8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92" style:family="text">
      <style:text-properties style:use-window-font-color="true" loext:opacity="0%" style:font-name="Liberation Serif" fo:font-size="12pt" fo:language="hu" fo:country="HU" officeooo:rsid="00a9bb01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93" style:family="text">
      <style:text-properties style:use-window-font-color="true" loext:opacity="0%" style:font-name="Liberation Serif" fo:font-size="12pt" fo:language="hu" fo:country="HU" officeooo:rsid="00bea866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94" style:family="text">
      <style:text-properties style:use-window-font-color="true" loext:opacity="0%" style:font-name="Liberation Serif" fo:font-size="12pt" fo:language="hu" fo:country="HU" officeooo:rsid="00c1b832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95" style:family="text">
      <style:text-properties style:use-window-font-color="true" loext:opacity="0%" style:font-name="Liberation Serif" fo:font-size="12pt" fo:language="hu" fo:country="HU" officeooo:rsid="0104cd13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96" style:family="text">
      <style:text-properties style:use-window-font-color="true" loext:opacity="0%" style:font-name="Liberation Serif" fo:font-size="12pt" fo:language="hu" fo:country="HU" fo:font-style="italic" officeooo:rsid="00143fdf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97" style:family="text">
      <style:text-properties style:use-window-font-color="true" loext:opacity="0%" style:font-name="Liberation Serif" fo:font-size="12pt" fo:language="hu" fo:country="HU" fo:font-style="italic" officeooo:rsid="00118f15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98" style:family="text">
      <style:text-properties style:use-window-font-color="true" loext:opacity="0%" style:font-name="Liberation Serif" fo:font-size="12pt" fo:language="hu" fo:country="HU" fo:font-style="italic" officeooo:rsid="001db5f0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99" style:family="text">
      <style:text-properties style:use-window-font-color="true" loext:opacity="0%" style:font-name="Liberation Serif" fo:font-size="12pt" fo:language="hu" fo:country="HU" fo:font-style="italic" officeooo:rsid="004404e6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200" style:family="text">
      <style:text-properties style:use-window-font-color="true" loext:opacity="0%" style:font-name="Liberation Serif" fo:font-size="12pt" fo:language="hu" fo:country="HU" fo:font-style="italic" officeooo:rsid="00368adc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201" style:family="text">
      <style:text-properties style:use-window-font-color="true" loext:opacity="0%" style:font-name="Liberation Serif" fo:font-size="12pt" fo:language="hu" fo:country="HU" fo:font-style="italic" officeooo:rsid="0073942e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202" style:family="text">
      <style:text-properties style:use-window-font-color="true" loext:opacity="0%" style:font-name="Liberation Serif" fo:font-size="12pt" fo:language="hu" fo:country="HU" fo:font-style="italic" officeooo:rsid="006366c8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203" style:family="text">
      <style:text-properties style:use-window-font-color="true" loext:opacity="0%" style:font-name="Liberation Serif" fo:font-size="12pt" fo:language="hu" fo:country="HU" fo:font-style="italic" officeooo:rsid="009a5637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204" style:family="text">
      <style:text-properties style:use-window-font-color="true" loext:opacity="0%" style:font-name="Liberation Serif" fo:font-size="12pt" fo:language="hu" fo:country="HU" fo:font-style="italic" officeooo:rsid="0059bac8" style:letter-kerning="true" fo:background-color="transparent" loext:char-shading-value="0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205" style:family="text">
      <style:text-properties style:use-window-font-color="true" loext:opacity="0%" style:font-name="Liberation Serif" fo:font-size="12pt" fo:language="hu" fo:country="HU" fo:font-style="italic" officeooo:rsid="00a9bb01" style:letter-kerning="true" fo:background-color="transparent" loext:char-shading-value="0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206" style:family="text">
      <style:text-properties style:use-window-font-color="true" loext:opacity="0%" style:font-name="Liberation Serif" fo:font-size="12pt" fo:language="hu" fo:country="HU" fo:font-style="italic" fo:font-weight="bold" officeooo:rsid="0052da53" style:letter-kerning="true" style:font-name-asian="Arial Unicode MS1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07" style:family="text">
      <style:text-properties style:use-window-font-color="true" loext:opacity="0%" style:font-name="Liberation Serif" fo:font-size="12pt" fo:language="hu" fo:country="HU" fo:font-style="italic" fo:font-weight="bold" officeooo:rsid="010199d6" style:letter-kerning="true" style:font-name-asian="Arial Unicode MS1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08" style:family="text">
      <style:text-properties style:use-window-font-color="true" loext:opacity="0%" style:font-name="Liberation Serif" fo:font-size="12pt" fo:language="hu" fo:country="HU" fo:font-style="italic" fo:font-weight="normal" officeooo:rsid="00ddee27" style:letter-kerning="true" style:font-name-asian="Arial Unicode MS1" style:font-size-asian="12pt" style:language-asian="hi" style:country-asian="IN" style:font-style-asian="italic" style:font-weight-asian="normal" style:font-name-complex="Liberation Serif1" style:font-size-complex="12pt" style:font-style-complex="italic" style:font-weight-complex="normal"/>
    </style:style>
    <style:style style:name="T209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2da53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0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9f6ab2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1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f962d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2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ccec7a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3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f8fdc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4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de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5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e399e3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6" style:family="text">
      <style:text-properties style:use-window-font-color="true" loext:opacity="0%" style:font-name="Liberation Serif" fo:font-size="12pt" fo:language="hu" fo:country="HU" fo:font-weight="bold" officeooo:rsid="00d56ced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217" style:family="text">
      <style:text-properties style:use-window-font-color="true" loext:opacity="0%" style:font-name="Liberation Serif" fo:font-size="12pt" fo:language="hu" fo:country="HU" fo:font-weight="bold" officeooo:rsid="00ddee27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218" style:family="text">
      <style:text-properties style:use-window-font-color="true" loext:opacity="0%" style:font-name="Liberation Serif" fo:font-size="12pt" fo:language="hu" fo:country="HU" fo:font-weight="normal" officeooo:rsid="00ddee27" style:letter-kerning="true" style:font-name-asian="Arial Unicode MS1" style:font-size-asian="12pt" style:language-asian="hi" style:country-asian="IN" style:font-weight-asian="normal" style:font-name-complex="Liberation Serif1" style:font-size-complex="12pt" style:font-weight-complex="normal"/>
    </style:style>
    <style:style style:name="T219" style:family="text">
      <style:text-properties officeooo:rsid="0031b371"/>
    </style:style>
    <style:style style:name="T220" style:family="text">
      <style:text-properties officeooo:rsid="003366c4"/>
    </style:style>
    <style:style style:name="T221" style:family="text">
      <style:text-properties officeooo:rsid="00368adc"/>
    </style:style>
    <style:style style:name="T222" style:family="text">
      <style:text-properties officeooo:rsid="00373a68"/>
    </style:style>
    <style:style style:name="T223" style:family="text">
      <style:text-properties officeooo:rsid="003c174f"/>
    </style:style>
    <style:style style:name="T224" style:family="text">
      <style:text-properties officeooo:rsid="0040db87"/>
    </style:style>
    <style:style style:name="T225" style:family="text">
      <style:text-properties officeooo:rsid="0046dd26"/>
    </style:style>
    <style:style style:name="T226" style:family="text">
      <style:text-properties officeooo:rsid="00fbdeb8"/>
    </style:style>
    <style:style style:name="T227" style:family="text">
      <style:text-properties officeooo:rsid="00fd420e"/>
    </style:style>
    <style:style style:name="T228" style:family="text">
      <style:text-properties officeooo:rsid="0100c0d6"/>
    </style:style>
    <style:style style:name="T229" style:family="text">
      <style:text-properties officeooo:rsid="01100737"/>
    </style:style>
    <style:style style:name="T230" style:family="text">
      <style:text-properties officeooo:rsid="011025e5"/>
    </style:style>
    <style:style style:name="T231" style:family="text">
      <style:text-properties officeooo:rsid="01110a68"/>
    </style:style>
    <style:style style:name="T232" style:family="text">
      <style:text-properties officeooo:rsid="01129033"/>
    </style:style>
    <style:style style:name="T233" style:family="text">
      <style:text-properties officeooo:rsid="011413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"Nincsenek titkaim" - Privacy az interneten</text:p>
      <text:p text:style-name="P1"><text:span text:style-name="T219">5</text:span>. rész: <text:span text:style-name="T220">Online csevegés</text:span></text:p>
      <text:p text:style-name="P9"><text:span text:style-name="T1">E</text:span><text:span text:style-name="T3">ljött hát a nap: </text:span><text:span text:style-name="T4">a hosszas alapozás után </text:span><text:span text:style-name="T3">végre a gyakorlati megoldásokat </text:span><text:span text:style-name="T2">mutatjuk be személyes adataink és magánéletünk védelme érdekében. </text:span></text:p>
      <text:p text:style-name="P9"><text:span text:style-name="T7">Rövid összegzésként: </text:span><text:span text:style-name="T12">e</text:span><text:span text:style-name="T79">mlékezzünk</text:span><text:span text:style-name="T12">, hogy a t</text:span><text:span text:style-name="T55">udatos online jelenlét</text:span><text:span text:style-name="T12"> egy komplex világnézet alapját alkotj</text:span><text:span text:style-name="T55">a</text:span><text:span text:style-name="T12">, a</text:span><text:span text:style-name="T79">mely</text:span><text:span text:style-name="T12"> nem a titkolózás, hanem az alapvető emberi jogok talaján áll. Egy cég, vagy kormány sem jogosult magánéletünk darabkáiból személyes profilt alkotni pénzszerzés, vagy kontroll gyakorlása céljából – akkor sem, ha az számunkra rövid távú előnyökkel kecsegtet. </text:span><text:span text:style-name="T77">Emlékezzünk, hogy ezen alapelvek sértése nem kizárólag a saját életünket, hanem a miénknél rosszabb, kiszolgáltatottabb helyeken élő emberek</text:span><text:span text:style-name="T119">ét</text:span><text:span text:style-name="T77"> is erősen érinti. </text:span><text:span text:style-name="T32">A rólunk szóló információ a mi tulajdonunk, továbbá nem fizetőeszköz. </text:span><text:span text:style-name="T13">Mivel ezen alapjog</text:span><text:span text:style-name="T33">ain</text:span><text:span text:style-name="T13">k eddig nem f</text:span><text:span text:style-name="T34">oglaltattak </text:span><text:span text:style-name="T13">törvénybe, ezért egyelőre magunknak kell megvalósítani a </text:span><text:span text:style-name="T33">szükséges</text:span><text:span text:style-name="T13"> kerete</text:span><text:span text:style-name="T33">ket.</text:span></text:p>
      <text:p text:style-name="P6"><text:span text:style-name="T13">Az előző cikkben m</text:span><text:span text:style-name="T35">ár</text:span><text:span text:style-name="T181"> említettük </text:span><text:span text:style-name="T182">a </text:span><text:span text:style-name="T183">cselekvés </text:span><text:span text:style-name="T182">legnagyobb gátj</text:span><text:span text:style-name="T181">át</text:span><text:span text:style-name="T182">: </text:span><text:span text:style-name="T184">ez nem más, mint </text:span><text:span text:style-name="T182">a</text:span><text:span text:style-name="T13">z ember személyes kényelmi igénye és annak maximális szinten tartása. „</text:span><text:span text:style-name="T196">A k</text:span><text:span text:style-name="T197">ényelem mindent má</text:span><text:span text:style-name="T196">s </text:span><text:span text:style-name="T198">szempontot</text:span><text:span text:style-name="T196"> túllicitál</text:span><text:span text:style-name="T11">”.</text:span></text:p>
      <text:p text:style-name="P10"><text:span text:style-name="T9">Viszont ha a cikksorozat előző részei képesek voltak kellő hatást gyakorolni, akkor </text:span><text:span text:style-name="T200">talán</text:span><text:span text:style-name="T14"> egy rövid, átmeneti időszakra képesek leszünk </text:span><text:span text:style-name="T47">némi átmeneti kényelmetlenséget bevállalni, </text:span><text:span text:style-name="T80">hogy tudatosabban mozogjunk az online világban.</text:span></text:p>
      <text:p text:style-name="P7"><text:span text:style-name="T5">Nem véletlenül kezdünk a csevegőprogramok tárgyalásával –</text:span><text:span text:style-name="T8"> </text:span><text:span text:style-name="T5">az online térben talán ezek a legkedveltebbek az összes alkalmazás közül, a rövid üzenetküldés </text:span><text:span text:style-name="T6">napjainkban </text:span><text:span text:style-name="T5">szinte </text:span><text:span text:style-name="T6">már kizárólag </text:span><text:span text:style-name="T5">ezeken keresztül történik, az sms </text:span><text:span text:style-name="T56">h</text:span><text:span text:style-name="T57">asználata</text:span><text:span text:style-name="T5"> ma már </text:span><text:span text:style-name="T56">kö</text:span><text:span text:style-name="T139">zel</text:span><text:span text:style-name="T5"> anakronizmusnak számít.</text:span></text:p>
      <text:h text:style-name="P37" text:outline-level="3">Whatsapp, Instagram, Messenger, Viber, Skype, <text:span text:style-name="T227">Snapchat</text:span></text:h>
      <text:p text:style-name="P13">A sor még foly<text:span text:style-name="T221">tatható, de kétség kívül a fenti csevegőprogramok </text:span><text:span text:style-name="T15">szállítják </text:span><text:span text:style-name="T221">a legtöbb üzenetet a mindennapokban. Mindegyikük próbálja valami egyedivel megragadni a felhasználóit, meglepően apró nüanszok teszik kedvelhetővé őket (egyedi emojik, háttérkép). Privacy szempontból viszont komoly probléma van velük. Nézzük, mik a főbb szempontok, mikor egy csevegőprogramot próbálunk megítélni.</text:span></text:p>
      <text:p text:style-name="P11"><text:span text:style-name="T9">1. </text:span><text:span text:style-name="T20">Végpontok közti t</text:span><text:span text:style-name="T9">itkosítás (E2EE)</text:span></text:p>
      <text:p text:style-name="P8"><text:span text:style-name="T20">A</text:span><text:span text:style-name="T15">z első</text:span><text:span text:style-name="T10"> </text:span><text:span text:style-name="T17">szempont, hogy az alkalmazás </text:span><text:span text:style-name="T58">használ -e úgynevezett </text:span><text:span text:style-name="T15">végpontok közti titkosítást </text:span><text:span text:style-name="T17">(E2EE = End To End Encryption), </text:span><text:span text:style-name="T58">ami meggátolja, hogy akár az alkalmazás üzemeltetője, akár más </text:span><text:span text:style-name="T59">külső személy</text:span><text:span text:style-name="T58"> </text:span><text:span text:style-name="T17">„belenéz</text:span><text:span text:style-name="T175">z</text:span><text:span text:style-name="T58">en</text:span><text:span text:style-name="T17">” üzeneteinkbe </text:span><text:span text:style-name="T20">mikor elküldjük azt ismerősünknek </text:span><text:span text:style-name="T78">és az interneten áthalad</text:span><text:span text:style-name="T15">. </text:span><text:span text:style-name="T59">A fenti technológia használatakor </text:span><text:span text:style-name="T15">az üzenet tartalmát csak a feladó és a címzett láthatja – a kriptográfia elmélete igazi mélyvíz, ennek a cikknek a kereteibe semmiképp nem fér bele, legyen elég annyi, hogy két </text:span><text:span text:style-name="T162">végpont</text:span><text:span text:style-name="T15"> </text:span><text:span text:style-name="T16">(pl. mobiltelefon)</text:span><text:span text:style-name="T15"> között jelenlegi technológiával </text:span><text:span text:style-name="T16">könnyen </text:span><text:span text:style-name="T81">és számos módon</text:span><text:span text:style-name="T16"> </text:span><text:span text:style-name="T15">megvalósítható törhetetlen titkosítással „becsomagolt” üzenet</text:span><text:span text:style-name="T59">ek</text:span><text:span text:style-name="T15"> küldés</text:span><text:span text:style-name="T40">e</text:span><text:span text:style-name="T15">. Ez a t</text:span><text:span text:style-name="T60">echnológia</text:span><text:span text:style-name="T15"> az utóbbi évek botrányai után jelentős lökést kapott, „divatba jött”, még Mark Zuckerberg is </text:span><text:span text:style-name="T41">ezzel reklámozta a </text:span><text:span text:style-name="T120">megújult</text:span><text:span text:style-name="T41"> Messengert </text:span><text:span text:style-name="T61">nemrég</text:span><text:span text:style-name="T41">, illetve </text:span><text:span text:style-name="T15">azzal mutatta be a Facebook újdonságait, hogy „The future is private”, ami valljuk b</text:span><text:span text:style-name="T20">e,</text:span><text:span text:style-name="T15"> elég mulatságos szlogen egy cégtől, ami személyes adataink felhasználásából él.</text:span></text:p>
      <text:p text:style-name="P4"><text:span text:style-name="T20">A végpontok közti titkosítás elve szerint a küldő és a címzett alkalmazása a háttérben legyártanak egyedi titkosító „kulcsokat”, amellyel l</text:span><text:span text:style-name="T62">ekódolják</text:span><text:span text:style-name="T20"> a küldendő üzeneteiket, majd azok megérkezéskor </text:span><text:span text:style-name="T27">a címzett oldalon</text:span><text:span text:style-name="T20"> „</text:span><text:span text:style-name="T63">visszaalakítják”</text:span><text:span text:style-name="T20"> őket, így ha bárki megpróbálná elolvasni őket miközben „áthaladnak” az interneten, csak zavaros katyvaszt, é</text:span><text:span text:style-name="T41">rtelmetlen karaktersorozatokat</text:span><text:span text:style-name="T20"> lá</text:span><text:span text:style-name="T41">thatna</text:span><text:span text:style-name="T20">. </text:span><text:span text:style-name="T124">A kulcsok a két fél készülékein tárolódnak, így senki, még az alkalmazás szolgáltatója sem képes az üzenetekbe betekinteni. </text:span><text:span text:style-name="T26">Ha valaki</text:span><text:span text:style-name="T63">t</text:span><text:span text:style-name="T26"> jobban érdekel a téma, </text:span><text:span text:style-name="T27">akkor tudjuk ajánlani az alábbi Youtube videót, amely </text:span><text:span text:style-name="T26">konyhanyelven, egy jól </text:span><text:soft-page-break/><text:span text:style-name="T26">érthető, </text:span><text:span text:style-name="T27">látványos</text:span><text:span text:style-name="T26"> hétköznapi példával </text:span><text:span text:style-name="T27">(bár </text:span><text:span text:style-name="T26">erősen leegyszerűsítve</text:span><text:span text:style-name="T27">)</text:span><text:span text:style-name="T26"> bemutatja a titkosítás egy gyakran alkalmazott módját: „</text:span><text:a xlink:type="simple" xlink:href="https://www.youtube.com/watch?v=E5FEqGYLL0o" text:style-name="Internet_20_link" text:visited-style-name="Visited_20_Internet_20_Link"><text:span text:style-name="T199">How asymmetric (public key) encryption works</text:span></text:a><text:span text:style-name="T26">”.</text:span></text:p>
      <text:p text:style-name="P4"><text:span text:style-name="T15">H</text:span><text:span text:style-name="T22">ogy a fenti t</text:span><text:span text:style-name="T121">echnológia</text:span><text:span text:style-name="T22"> (E2EE) működőképes arra kellő bizonyíték az egyes kormányok által </text:span><text:span text:style-name="T28">(USA, Ausztrália, Anglia, a </text:span><text:span text:style-name="T64">sor hosszan folytatható</text:span><text:span text:style-name="T28">) </text:span><text:span text:style-name="T22">időről időre </text:span><text:span text:style-name="T20">kezdeményezett törvénymódosítások </text:span><text:span text:style-name="T122">erőltetése</text:span><text:span text:style-name="T20">, amelyek betiltanák, vagy rejtett hátsó kaput (backdoor) építtetnének </text:span><text:span text:style-name="T21">az alkalmazásokban h</text:span><text:span text:style-name="T150">asznált</text:span><text:span text:style-name="T21"> titkosítás</text:span><text:span text:style-name="T28">i algoritmusokba</text:span><text:span text:style-name="T21">. Az </text:span><text:span text:style-name="T178">érvek rendszerint a nemzetbiztonságot emlegetik, pedig meglepően kevés bűnözőt kapnak el üzeneteinek tartalma alapján. További probléma a technológiában nem igazán jártas jogalkotók elképzeléseivel, hogy ha bármely biztonságos rendszerbe hátsó ajtót építenek, az többé már nem számít biztonságosnak – nem csak a kormányzat, hanem a bűnözőkkel, </text:span><text:span text:style-name="T179">ellenséges ál</text:span><text:span text:style-name="T180">l</text:span><text:span text:style-name="T179">amokkal</text:span><text:span text:style-name="T178"> szemben sem, akik szinte biztos, hogy megtalálják ezeket a gyenge pontoka</text:span><text:span text:style-name="T179">t</text:span><text:span text:style-name="T178"> és sebezhetőségként használva olyan adatokhoz juthatnak, amik aztán </text:span><text:span text:style-name="T194">már </text:span><text:span text:style-name="T178">tényleg nemzetbiztonsági kockázatot rejthetnek. </text:span><text:span text:style-name="T186">Zárójelben: m</text:span><text:span text:style-name="T179">in fognak kommunikálni </text:span><text:span text:style-name="T193">például </text:span><text:span text:style-name="T179">a </text:span><text:span text:style-name="T193">szenzitív adatokkal dolgozó állambiztonsági alkalmazottak</text:span><text:span text:style-name="T179">, ha minden titkosítás k</text:span><text:span text:style-name="T180">ijátszható</text:span><text:span text:style-name="T179"> lesz..?</text:span></text:p>
      <text:p text:style-name="P2"><text:span text:style-name="T15">A </text:span><text:span text:style-name="T16">c</text:span><text:span text:style-name="T21">ímben említett csevegő </text:span><text:span text:style-name="T16">alkalmazások közül a Messenger, </text:span><text:span text:style-name="T123">Instagram,</text:span><text:span text:style-name="T16"> Viber é</text:span><text:span text:style-name="T163">s Snapchat </text:span><text:span text:style-name="T21">titkosításban </text:span><text:span text:style-name="T17">pocsékul teljesít. Előbbi </text:span><text:span text:style-name="T123">kettő </text:span><text:span text:style-name="T42">alapbeállítása szerint </text:span><text:span text:style-name="T21">nem is használ ilyesmit </text:span><text:span text:style-name="T42">(lásd később),</text:span><text:span text:style-name="T21"> </text:span><text:span text:style-name="T125">a szolgáltató (Facebook) </text:span><text:span text:style-name="T17">bizonyítottan „elolvassa” üzeneteinket –</text:span><text:span text:style-name="T21"> ennek </text:span><text:span text:style-name="T17">fontos szerepe van személyes profilunk építésében, </text:span><text:span text:style-name="T18">a Viber pedig ugyan alkalmaz valamilyen szintű titkosítást, de nem valós végpontok közti </text:span><text:span text:style-name="T21">megoldást</text:span><text:span text:style-name="T18">, mivel a titkosítás „kulcsait” a szolgáltató szerverén tárolják, nem pedig a felhasználók mobilkészülékein – ahogy az elvárható lenne, í</text:span><text:span text:style-name="T42">gy a tárolt üzenetek ismét csak visszafejthetőek a c</text:span><text:span text:style-name="T82">ég</text:span><text:span text:style-name="T42"> által</text:span><text:span text:style-name="T18">. </text:span><text:span text:style-name="T163">A Snapchat a küldött képeket titkosítja, semmi mást nem.</text:span><text:span text:style-name="T18"> </text:span><text:span text:style-name="T29">A Whatsapp (már) modern titkosítást használ, de bőven van vele baj </text:span><text:span text:style-name="T42">(lásd metaadatok fejezet)</text:span><text:span text:style-name="T29">, főleg mióta pár éve megvásárolta a Facebook..</text:span></text:p>
      <text:p text:style-name="P3"><text:span text:style-name="T18">H</text:span><text:span text:style-name="T19">a még vannak kétségeink, hogy miért baj, </text:span><text:span text:style-name="T21">ha bárki belenézhet üzeneteink tartalmába,</text:span><text:span text:style-name="T19"> gondoljunk a hongkongi, </text:span><text:span text:style-name="T43">iráni, iraki</text:span><text:span text:style-name="T19"> tüntetőkre, vagy Szaúd-Arábiában </text:span><text:span text:style-name="T83">a </text:span><text:span text:style-name="T19">rabszolgakörülmények közt tartott nőkre, akik közvetlen fizikai fenyegetettségnek vannak kitéve amennyiben az államnak/férjüknek nem tetsző üzeneteket küldenek, fogadnak.</text:span></text:p>
      <text:p text:style-name="P5"><text:span text:style-name="T19">A </text:span><text:span text:style-name="T23">fenti probléma</text:span><text:span text:style-name="T22"> „finomabb”, </text:span><text:span text:style-name="T43">hétköznapibb</text:span><text:span text:style-name="T22"> formája a korábban már említett öncenzúra, mikor – tudván, hogy az alkalmazás elolvassa üzeneteinket – küldés előtt inkább átfogalmazzuk nyers, vagy </text:span><text:span text:style-name="T23">esetlegesen</text:span><text:span text:style-name="T22"> félreérthető üzeneteinket. Ez a szólás- és személyes szabadság brutális (ön)korlátozása, ami lelkünk mélyén pusztít el valami nagyon fontosat, azt sugallva, hogy multinacionális vállalatok vagy államok „engedélyezett” szóhasználatának, „</text:span><text:span text:style-name="T126">jóindulatának”</text:span><text:span text:style-name="T22"> vessük </text:span><text:span text:style-name="T23">alá </text:span><text:span text:style-name="T22">magunkat. </text:span><text:span text:style-name="T23">Ahogy szóban, úgy írásban is azt mondunk, amit akarunk, annak </text:span><text:span text:style-name="T65">tartalmi </text:span><text:span text:style-name="T23">megítélése kizárólag a címzett fél joga.</text:span></text:p>
      <text:p text:style-name="P12"/>
      <text:p text:style-name="P14">2. Metaadatok gyűjtése</text:p>
      <text:p text:style-name="P13"><text:span text:style-name="T222">Az előző cikkben </text:span><text:span text:style-name="T15">m</text:span><text:span text:style-name="T19">ár beszéltünk </text:span><text:span text:style-name="T24">a metaadatok fogalmáról</text:span><text:span text:style-name="T19">. </text:span><text:span text:style-name="T24">Nos, </text:span><text:span text:style-name="T223">az említett </text:span><text:span text:style-name="T163">hat</text:span><text:span text:style-name="T36"> </text:span><text:span text:style-name="T223">nagy csevegőalkalmazás mind szorgosan végzi a metaadatok gyűjtését és ezek alapján személyes profilt alkotnak rólunk, amelyeket nyomozó hatóságoknak, kereskedelmi partnereknek, nagy </text:span><text:span text:style-name="T15">gazdasági erejű</text:span><text:span text:style-name="T222">, de a demokráciát sajátosan értelmező államoknak időről időre kiadnak.</text:span></text:p>
      <text:p text:style-name="P13"/>
      <text:p text:style-name="P16"/>
      <text:p text:style-name="P38"><text:span text:style-name="T224">3. </text:span><text:span text:style-name="T24">Megismerhetetlenség</text:span></text:p>
      <text:p text:style-name="P17">Ennek megértéséhez dióhéjban <text:span text:style-name="T225">felvázoljuk hogy jut el egy üzenet az egyik mobilkészülékről a másikra. Az üzenet a feladó készülékéről először a szolgáltató (pl. Whats</text:span><text:span text:style-name="T228">A</text:span><text:span text:style-name="T225">pp) saját kiszolgáló szerverére érkezik, ami aztán – mint egy postás – megpróbálja kézbesíteni azt, amennyiben a fogadó oldali készülék elérhető éppen. Ha nem, akkor várakozik, míg a címzett telefonja feljelentkezik az internetre és „lekéri” a szervertől új üzeneteit.</text:span></text:p>
      <text:p text:style-name="P22"><text:span text:style-name="T29">Egyes alkalmazások minden múltbéli üzenet</text:span><text:span text:style-name="T36">ről </text:span><text:span text:style-name="T29">tárolnak </text:span><text:span text:style-name="T36">másolatot </text:span><text:span text:style-name="T29">kiszolgáló szerverükön, így ha újratelepítjük az alkalmazást mondjuk egy új telefonra, nem kell előtte mentést készítenünk korábbi csevegéseinkről, mert az új készülék rögtön lekéri azokat a kiszolgálótól. Ez k</text:span><text:span text:style-name="T84">omfortos</text:span><text:span text:style-name="T29">, ugyanakkor </text:span><text:span text:style-name="T36">privacy szempontból </text:span><text:span text:style-name="T29">erősen aggályos. Az a bizonyos kényelem.. már megint </text:span><text:span text:style-name="T36">bizony.</text:span><text:span text:style-name="T29"> A Facebook Messenger jellemzően így működik – </text:span><text:span text:style-name="T36">bárhol beléphetünk – akár egy webes böngészőn keresztül is – az üzenetek ott lesznek.</text:span></text:p>
      <text:p text:style-name="P22"><text:span text:style-name="T29">A másik iskola mikor a kiszolgáló </text:span><text:span text:style-name="T36">tényleg </text:span><text:span text:style-name="T29">csak „</text:span><text:span text:style-name="T36">postás”, azaz miután továbbította az üzenetet a címzettnek, nem tárol belőle semmit, számára megszűn</text:span><text:span text:style-name="T127">ik</text:span><text:span text:style-name="T36">. Ennek hátránya, hogy </text:span><text:span text:style-name="T44">kézbesítés után </text:span><text:span text:style-name="T36">az üzenetek csak a küldő és fogadó telefonján/tabletjén/számítógépén vannak meg – </text:span><text:span text:style-name="T128">új telepítés előtt mentést kell készíteni</text:span><text:span text:style-name="T36">. Előnye viszont, hogy a szolgáltató nem képes „beleolvasni” az üzenetekbe, de ami fontosabb, azt még bírósági végzés teljesítése esetén sem képes kiadni harmadik félnek – í</text:span><text:span text:style-name="T66">gy a </text:span><text:span text:style-name="T201">megismerhetetlenség</text:span><text:span text:style-name="T66"> elve érvényesül.</text:span></text:p>
      <text:p text:style-name="P33"><text:span text:style-name="T208">Permanent Record</text:span><text:span text:style-name="T217">:</text:span><text:span text:style-name="T218"> n</text:span><text:span text:style-name="T143">em véletlen az angol kifejezés, eddig ugyanis nem fordították még le Edward Snowden, amerikai volt titkosszolga és etikus kiszivárogtató (whistleblower) új könyvének címét. A </text:span><text:span text:style-name="T164">névadás</text:span><text:span text:style-name="T143"> arra utal, hogy amit a közösségi médiában, csevegőüzeneteinkben, illetve más internetes platform</text:span><text:span text:style-name="T144">ok</text:span><text:span text:style-name="T143">on írunk, az </text:span><text:span text:style-name="T144">az esetek nagy részében </text:span><text:span text:style-name="T214">véglegesen, kitörölhetetlenül megmarad, </text:span><text:span text:style-name="T213">megőrzésre kerül</text:span><text:span text:style-name="T143"> – ha akarjuk, ha nem – és az bármikor </text:span><text:span text:style-name="T146">a jövőben, </text:span><text:span text:style-name="T143">mondjuk egy mainál kellemetlenebb rendszerben </text:span><text:span text:style-name="T144">visszakereshető és </text:span><text:span text:style-name="T143">bárki ellen felhasználható </text:span><text:span text:style-name="T144">lehet. Az is, amit mondjuk t</text:span><text:span text:style-name="T147">egnap</text:span><text:span text:style-name="T144">, félig részegen küldtünk el egy </text:span><text:span text:style-name="T215">személyes</text:span><text:span text:style-name="T144"> csevegő üzenetben egy barátunknak, vagy volt szerelmünknek – és aminek tartalma ma még nem bűn, de mondjuk 20 év múlva lehet, hogy </text:span><text:span text:style-name="T151">már </text:span><text:span text:style-name="T144">annak számít.</text:span></text:p>
      <text:p text:style-name="P33"><text:span text:style-name="T144">Mit jelent ez a a csevegőalkalmazások esetében? A fent taglalt kézbesítés módját:<text:line-break/>Az a szolgáltatás, ami csak „postás”, tehát nem őrzi meg az üzenetünket, biztosítja, hogy az üzenet tartalma és metaadatai nem csak most, </text:span><text:span text:style-name="T213">hanem bármikor a jövőben is</text:span><text:span text:style-name="T144"> a küldő és fogadó félen kívül más számára nem lesz</text:span><text:span text:style-name="T145">nek</text:span><text:span text:style-name="T144"> megismerhető</text:span><text:span text:style-name="T145">ek</text:span><text:span text:style-name="T144">. </text:span><text:span text:style-name="T165">Ez az ún. „</text:span><text:span text:style-name="T207">future secrecy</text:span><text:span text:style-name="T165">” elve. </text:span><text:span text:style-name="T144">Az a szolgáltatás viszont, ami megőriz egy példányt, </text:span><text:span text:style-name="T145">megőrzi az</text:span><text:span text:style-name="T152">t</text:span><text:span text:style-name="T145"> „örökre” – nem biztosít</text:span><text:span text:style-name="T147">ja</text:span><text:span text:style-name="T145"> az üzenet megismerhetetlenségét.</text:span></text:p>
      <text:p text:style-name="P19"/>
      <text:p text:style-name="P15"><text:span text:style-name="T143">4</text:span><text:span text:style-name="T15">. </text:span><text:span text:style-name="T9">Üzleti modell</text:span></text:p>
      <text:p text:style-name="P26"><text:span text:style-name="T37">Nem mindegy, hogy az alkalmazást fejlesztő cég milyen üzleti m</text:span><text:span text:style-name="T67">odell </text:span><text:span text:style-name="T68">szerint működik</text:span><text:span text:style-name="T37">. Amennyiben ez reklámok értékesítése, gyanakodhatunk, hogy valamilyen szintű adatgyűjtés készül kommunikációnkról – </text:span><text:span text:style-name="T85">akár csak metaadatok szintjén –</text:span><text:span text:style-name="T37">, profilt építenek rólunk, </text:span><text:span text:style-name="T44">hogy a hirdetések megfelelően célzottak legyenek</text:span><text:span text:style-name="T37">. Ha viszont egy nonprofit alapítványról van szó, annak nem áll érdekében magánéletünk részleteiben turkálni.</text:span></text:p>
      <text:p text:style-name="P18"/>
      <text:p text:style-name="P21"/>
      <text:p text:style-name="P41">Alternatíva: Signal Private Messenger (<text:a xlink:type="simple" xlink:href="https://signal.org/" text:style-name="Internet_20_link" text:visited-style-name="Visited_20_Internet_20_Link">signal.org</text:a>)</text:p>
      <text:p text:style-name="P26"><text:span text:style-name="T25">A</text:span><text:span text:style-name="T9">hogy ígértük konkrét javaslatokat, megoldásokat ajánlunk, legyen ez </text:span><text:span text:style-name="T69">hát </text:span><text:span text:style-name="T9">az első.</text:span></text:p>
      <text:p text:style-name="P28"><text:span text:style-name="T38">A </text:span><text:span text:style-name="T206">Signal</text:span><text:span text:style-name="T38"> m</text:span><text:span text:style-name="T25">űködésében a Whatsapp/Viber alkalmazásokra hasonlít, tehát a telefonunkban tárolt ismerőseink telefonszámai alapján </text:span><text:span text:style-name="T38">építi fel kontaktlistáját, </text:span><text:span text:style-name="T166">ami a kapcsolati háló alapja</text:span><text:span text:style-name="T25">. </text:span><text:span text:style-name="T88">Az utóbbi években j</text:span><text:span text:style-name="T45">elentős felhasználói kör</text:span><text:span text:style-name="T88">e</text:span><text:span text:style-name="T49"> é</text:span><text:span text:style-name="T88">pült</text:span><text:span text:style-name="T45">, egyre elterjedtebb, </text:span><text:span text:style-name="T88">főleg az olyan jellegzetességei miatt, mint </text:span><text:span text:style-name="T167">a</text:span><text:span text:style-name="T26"> </text:span><text:span text:style-name="T88">n</text:span><text:span text:style-name="T30">yílt forráskód, </text:span><text:span text:style-name="T88">azaz </text:span><text:span text:style-name="T30">a program működése részleteiben </text:span><text:span text:style-name="T39">bárki által </text:span><text:span text:style-name="T30">megismerhető, </text:span><text:span text:style-name="T88">vagy hogy egyedi „c</text:span><text:span text:style-name="T25">en</text:span><text:span text:style-name="T45">zúra kikerülő funkció</text:span><text:span text:style-name="T88">t” tartalmaz</text:span><text:span text:style-name="T45">: azon </text:span><text:span text:style-name="T114">kevésbé d</text:span><text:span text:style-name="T115">emokratikusabb</text:span><text:span text:style-name="T114"> </text:span><text:span text:style-name="T45">országokban, ahol használatát államilag blokkolják, speciális technikai trükkökkel sokszor képes a tiltást megkerülni.</text:span></text:p>
      <text:p text:style-name="P31"><text:span text:style-name="T97">A Signal t</text:span><text:span text:style-name="T91">ermészetesen v</text:span><text:span text:style-name="T26">égpontok közti ti</text:span><text:span text:style-name="T129">t</text:span><text:span text:style-name="T26">kosítás</text:span><text:span text:style-name="T91">t</text:span><text:span text:style-name="T26"> (</text:span><text:span text:style-name="T25">E</text:span><text:span text:style-name="T26">2EE) </text:span><text:span text:style-name="T88">a</text:span><text:span text:style-name="T91">lkalmaz az – egyénileg fejlesztett, de más cégek, alkalmazások által is adaptált – </text:span><text:span text:style-name="T203">Signal protokoll</text:span><text:span text:style-name="T91"> segítségével. </text:span><text:span text:style-name="T30">A szolgáltató n</text:span><text:span text:style-name="T26">em </text:span><text:span text:style-name="T30">gyűjt, nem </text:span><text:span text:style-name="T26">tárol </text:span><text:span text:style-name="T95">sem üzenete</text:span><text:span text:style-name="T96">ket </text:span><text:span text:style-name="T130">(csak a kézbesítés végéig)</text:span><text:span text:style-name="T95">, sem </text:span><text:span text:style-name="T25">metaadato</text:span><text:span text:style-name="T26">t </text:span><text:span text:style-name="T38">a kommunikációról, </text:span><text:span text:style-name="T92">ezen kívül f</text:span><text:span text:style-name="T89">ontos szempont, hogy </text:span><text:span text:style-name="T209">nem </text:span><text:span text:style-name="T210">is </text:span><text:span text:style-name="T209">képes</text:span><text:span text:style-name="T38"> kiadni </text:span><text:span text:style-name="T96">semmilyen információt </text:span><text:span text:style-name="T38">külső félnek </text:span><text:span text:style-name="T96">a felhasználókról – </text:span><text:span text:style-name="T38">mivel </text:span><text:span text:style-name="T104">vagy </text:span><text:span text:style-name="T38">nincs mit, </text:span><text:span text:style-name="T104">vagy ami van, az számukra is visszafejthetetlen, mivel a </text:span><text:span text:style-name="T132">feloldó </text:span><text:span text:style-name="T104">kulcsok a felhasználók készülékein p</text:span><text:span text:style-name="T131">ihennek</text:span><text:span text:style-name="T104">.</text:span></text:p>
      <text:p text:style-name="P29"><text:span text:style-name="T85">Az üzenetek csak a küldő és a fogadó </text:span><text:span text:style-name="T98">fél </text:span><text:span text:style-name="T85">készülékein kerülnek tárolásra, </text:span><text:span text:style-name="T90">sőt m</text:span><text:span text:style-name="T38">aga a kézbesítés folyamata is rejtett, a kiszolgáló úgy továbbítja az üzenetet, hogy nincs tisztában a feladó, </text:span><text:span text:style-name="T49">d</text:span><text:span text:style-name="T90">e még </text:span><text:span text:style-name="T49">a </text:span><text:span text:style-name="T38">címzett személyével sem!</text:span></text:p>
      <text:p text:style-name="P28"><text:span text:style-name="T91">Szerencsére használata hasonlóan gördülékeny és felhasználóbarát, mint társaié, az alábbi kényelmi funkciókat nyújtja</text:span><text:span text:style-name="T38">:</text:span></text:p>
      <text:p text:style-name="P32"><text:span text:style-name="T26">* </text:span><text:span text:style-name="T25">C</text:span><text:span text:style-name="T30">sevegés, </text:span><text:span text:style-name="T25">csoportos </text:span><text:span text:style-name="T101">csevegés</text:span><text:span text:style-name="T48">, </text:span><text:span text:style-name="T153">egyéni és csoportos </text:span><text:span text:style-name="T25">h</text:span><text:span text:style-name="T26">ang</text:span><text:span text:style-name="T153">/</text:span><text:span text:style-name="T30">videóhívás, </text:span><text:span text:style-name="T89">k</text:span><text:span text:style-name="T25">ép, </text:span><text:span text:style-name="T26">vide</text:span><text:span text:style-name="T100">ó</text:span><text:span text:style-name="T26">, </text:span><text:span text:style-name="T100">hangüzenet, </text:span><text:span text:style-name="T30">GIF</text:span><text:span text:style-name="T116">, </text:span><text:span text:style-name="T140">matric</text:span><text:span text:style-name="T155">a</text:span><text:span text:style-name="T140">, </text:span><text:span text:style-name="T116">emoji </text:span><text:span text:style-name="T25">küldése/fogadása – </text:span><text:span text:style-name="T101">természetesen mind titkosítottan, </text:span><text:span text:style-name="T155">továbbá csoport admin funkciók.</text:span></text:p>
      <text:p text:style-name="P24"><text:span text:style-name="T48">* </text:span><text:span text:style-name="T50">Eltűnő üzenetek </text:span><text:span text:style-name="T92">funkció</text:span><text:span text:style-name="T50">: </text:span><text:span text:style-name="T92">bekapcsolása esetén </text:span><text:span text:style-name="T50">5 másodperctől 1 hétig állíthat</text:span><text:span text:style-name="T89">juk, hogy </text:span><text:span text:style-name="T50">meddig éljen e</text:span><text:span text:style-name="T89">lküldött</text:span><text:span text:style-name="T50"> üzenet</text:span><text:span text:style-name="T89">ünk</text:span><text:span text:style-name="T50">. Az idő lejárta után a s</text:span><text:span text:style-name="T89">aját</text:span><text:span text:style-name="T50"> </text:span><text:span text:style-name="T211">é</text:span><text:span text:style-name="T212">s</text:span><text:span text:style-name="T50"> a fogadó készülékéről is törlődik </text:span><text:span text:style-name="T70">az üzenet/kép/videó.</text:span></text:p>
      <text:p text:style-name="P24"><text:span text:style-name="T26">* </text:span><text:span text:style-name="T25">Mobilra, </text:span><text:span text:style-name="T139">tabletre</text:span><text:span text:style-name="T25"> (Android, iOS), a</text:span><text:span text:style-name="T31">sztali számítógépre/laptopra</text:span><text:span text:style-name="T25"> (Windows, Linux, M</text:span><text:span text:style-name="T31">ac</text:span><text:span text:style-name="T25">) </text:span><text:span text:style-name="T45">is elérhető, </text:span><text:span text:style-name="T99">egy </text:span><text:span text:style-name="T102">azonosítóhoz több eszköz is csatolható. </text:span><text:span text:style-name="T137">Letölthető a </text:span><text:span text:style-name="T138">mobil</text:span><text:span text:style-name="T137"> alkalmazásboltokból, vagy a </text:span><text:a xlink:type="simple" xlink:href="https://signal.org/" text:style-name="Internet_20_link" text:visited-style-name="Visited_20_Internet_20_Link"><text:span text:style-name="T216">signal.org</text:span></text:a><text:span text:style-name="T137"> weboldalról.</text:span></text:p>
      <text:p text:style-name="P23"><text:span text:style-name="T39">A Signal f</text:span><text:span text:style-name="T31">ejlesztője </text:span><text:span text:style-name="T156">eredetileg </text:span><text:span text:style-name="T31">az </text:span><text:span text:style-name="T25">Open Whisper Systems </text:span><text:span text:style-name="T45">cég </text:span><text:span text:style-name="T156">volt</text:span><text:span text:style-name="T25">, </text:span><text:span text:style-name="T156">de a fejlesztés 2019 körül </text:span><text:span text:style-name="T39">egy nonprofit alapítvány – a Signal Foundation – keretében </text:span><text:span text:style-name="T156">folytatódott azonos gárdával. Az alapítványi forma (501c3) <text:s/>biztosítja, hogy a céget és a fejlesztést ne lehessen felvásárolni</text:span><text:span text:style-name="T25">. </text:span><text:span text:style-name="T39">A </text:span><text:span text:style-name="T156">Signal Foundation </text:span><text:span text:style-name="T39">jelentős adományokat kapott az elmúlt években, így fejlesztése és jövője biztosított,</text:span><text:span text:style-name="T103"> a</text:span><text:span text:style-name="T45">z alkalmazás ingyenes, </text:span><text:span text:style-name="T156">nem szorul rá az ellentmondásos személyes adatgyűjtés</text:span><text:span text:style-name="T157">i</text:span><text:span text:style-name="T156"> gyakorla</text:span><text:span text:style-name="T157">tra</text:span><text:span text:style-name="T156"> </text:span><text:span text:style-name="T103">és természetesen </text:span><text:span text:style-name="T45">semmilyen reklámot nem tartalmaz.</text:span></text:p>
      <text:h text:style-name="Heading_20_3" text:outline-level="3">Mentális drogok</text:h>
      <text:p text:style-name="P43">A <text:span text:style-name="T229">for-profit cégek legfőbb célja, hogy a felhasználók minél többet használják a terméküket, a lehető leg</text:span><text:span text:style-name="T231">inkább </text:span><text:span text:style-name="T229">addiktívebb legyen – hisz így </text:span><text:span text:style-name="T232">az emberek</text:span><text:span text:style-name="T229"> több adatot „termelnek” magukról, a bőséges „szürethez”, pedig ez kell. Ennek eléréséért a beépített képességek és a felhasználói felület dizájn elemei is úgy vannak megtervezve, hogy mentális függőséget alakítsanak ki. Színes, tudat alatt táplálkozással összekapcsolható elemek is helyt kapnak, mint például a kis piros bogyók amelyek valamilyen újdonságra, értesítésre, új üzenetre utalnak. Ezek a kis piros bokrokon növő bogyókra hasonlítanak, amelyek leszedése fontos feladat volt még az ősidőkben. Rá akarunk nyomni, zavar, ha ott marad, de magunk se tudjuk, miért. </text:span><text:span text:style-name="T230">Vagy beszélhetünk a „Stories” vagy a „Last online” státuszjelzőkről, </text:span><text:span text:style-name="T174">amelyek</text:span><text:span text:style-name="T230"> nemcsak az internetes zaklatás egy enyhébb, de kellemetlen formáját valósítják meg, de szorongáskeltő hatásuk is bizonyított. </text:span><text:span text:style-name="T232">Vagy másik példa, hogy </text:span><text:span text:style-name="T230">Indiában több erőszakba torkolló tömeges felkelés volt a WhatsApp-on korlátlanul </text:span><text:soft-page-break/><text:span text:style-name="T230">terjedő álhíreknek köszönhetően. A cég ezután külső nyomásra korlátozta a „Továbbítás” funkció egy időben kiválasztható maximális címzettjeinek számát.</text:span></text:p>
      <text:p text:style-name="P43"><text:span text:style-name="T229"><text:s/>Egy non-profit </text:span><text:span text:style-name="T230">cég </text:span><text:span text:style-name="T229">viszont megengedheti magának, hogy a felhasználható </text:span><text:span text:style-name="T230">mentális egészségét szem előtt tartva etikus tervezéssel készítse el a felhasználói felületet és kihagyjon, </text:span><text:span text:style-name="T233">vagy korlátozott formában vezessen be</text:span><text:span text:style-name="T230"> olyan funkciókat, amik bár kedveltek, de egyértelműen szorongáshoz, mentális zavarokhoz vezetnek. Szerencsére a Signal fejlesztése ezek szem előtt tartásával történik. </text:span><text:span text:style-name="T233">Ez okozhat csalódottságot azoknál, akik megszokták a </text:span><text:span text:style-name="T176">funkciókat, de attól, hogy valami kedvelt, még lehet nagyon káros..</text:span></text:p>
      <text:h text:style-name="Heading_20_3" text:outline-level="3">Titkosítás</text:h>
      <text:p text:style-name="P23"><text:span text:style-name="T187">A</text:span><text:span text:style-name="T192">hogy korábban említettük </text:span><text:span text:style-name="T187">a</text:span><text:span text:style-name="T188"> Signal – saját fejlesztésű, </text:span><text:span text:style-name="T189">nemzetközi szakmai elismerésnek örvendő – </text:span><text:span text:style-name="T188">végpontok közti </text:span><text:span text:style-name="T190">titkosítását </text:span><text:span text:style-name="T191">(</text:span><text:span text:style-name="T204">S</text:span><text:span text:style-name="T205">ignal protokoll</text:span><text:span text:style-name="T191">) </text:span><text:span text:style-name="T190">beépítették má</text:span><text:span text:style-name="T188">s</text:span><text:span text:style-name="T190"> a</text:span><text:span text:style-name="T188">lkalmazásokba </text:span><text:span text:style-name="T190">is, </text:span><text:span text:style-name="T195">lassan kvázi iparági standard lesz</text:span><text:span text:style-name="T190">.</text:span><text:span text:style-name="T25"> </text:span><text:span text:style-name="T45">Bizony e</text:span><text:span text:style-name="T31">zt </text:span><text:span text:style-name="T45">a technológiát </text:span><text:span text:style-name="T31">használja</text:span><text:span text:style-name="T39"> </text:span><text:span text:style-name="T168">pár éve</text:span><text:span text:style-name="T133"> </text:span><text:span text:style-name="T31">a </text:span><text:span text:style-name="T25">Whats</text:span><text:span text:style-name="T157">A</text:span><text:span text:style-name="T25">pp </text:span><text:span text:style-name="T39">is</text:span><text:span text:style-name="T25">, </text:span><text:span text:style-name="T31">sőt egy kellően kényelmetlenül eldugott beállítás aktiválásával a</text:span><text:span text:style-name="T134">z új</text:span><text:span text:style-name="T31"> Facebook Messenger</text:span><text:span text:style-name="T45">ben</text:span><text:span text:style-name="T31"> is b</text:span><text:span text:style-name="T45">ekapcsolható</text:span><text:span text:style-name="T31">, de csak erősen korlátozott módon. </text:span><text:span text:style-name="T39">A fentiek </text:span><text:span text:style-name="T157">sajnos nem jelenti</text:span><text:span text:style-name="T158">k</text:span><text:span text:style-name="T157"> azt, hogy ezek az </text:span><text:span text:style-name="T169">egyéb </text:span><text:span text:style-name="T157">alkalmazások ne tudnának adatot gyűjteni a használóikról. Ugyan az üzenetekbe </text:span><text:span text:style-name="T159">a titkosítás miatt </text:span><text:span text:style-name="T157">alapesetben nem tudnak már belenézni (a mentések már más tészta), de a metadatok (kapcsolati háló, ki, kinek, mikor, milyen gyakran üzen) begyűjtését </text:span><text:span text:style-name="T160">továbbra is </text:span><text:span text:style-name="T157">hörcsög módjára űzik. </text:span><text:span text:style-name="T170">A Signal a metaadatokat is titkosítja, így nem képes azok gyűjtésére.</text:span></text:p>
      <text:p text:style-name="P30"><text:span text:style-name="T95">Említettük, hogy a cég nem képes adatokat kiadni a felhasználóiról. E</text:span><text:span text:style-name="T86">nnek éles „próbája” már meg is történt </text:span><text:span text:style-name="T87">egy </text:span><text:span text:style-name="T86">amerikai b</text:span><text:span text:style-name="T93">írósági</text:span><text:span text:style-name="T87"> eljárásban </text:span><text:span text:style-name="T86">pár éve, </text:span><text:span text:style-name="T95">ahol a bíró </text:span><text:span text:style-name="T94">kötelezt</text:span><text:span text:style-name="T95">e az Open Whisper Systems </text:span><text:span text:style-name="T135">céget</text:span><text:span text:style-name="T95"> </text:span><text:span text:style-name="T94">egy felhasználó adatainak átadására – </text:span><text:span text:style-name="T95">ők </text:span><text:span text:style-name="T94">ezt meg is tették: az összes i</text:span><text:span text:style-name="T107">nformáció</text:span><text:span text:style-name="T94">, amit k</text:span><text:span text:style-name="T95">i tudtak nyerni </text:span><text:span text:style-name="T107">az általuk – </text:span><text:span text:style-name="T108">a működéshez szükséges – </text:span><text:span text:style-name="T109">minimális </text:span><text:span text:style-name="T107">tárolt adatokból, </text:span><text:span text:style-name="T110">az </text:span><text:span text:style-name="T107">egy nagyon általános megállapítás </text:span><text:span text:style-name="T94">volt: „Igen, ez az ember ezzel a telefonszámmal </text:span><text:span text:style-name="T105">valóban </text:span><text:span text:style-name="T94">használja a Signal </text:span><text:span text:style-name="T107">alkalmazást</text:span><text:span text:style-name="T94">”. </text:span><text:span text:style-name="T106">Semmi mást.</text:span></text:p>
      <text:p text:style-name="P35"><text:span text:style-name="T39">A </text:span><text:span text:style-name="T45">Signal (gyerekkori nevén TextSecure) akkor kapta az első nagy pozitív lökést, mikor </text:span><text:span text:style-name="T25">Edward Snowden – </text:span><text:span text:style-name="T148">a korábban említett </text:span><text:span text:style-name="T31">híres </text:span><text:span text:style-name="T51">amerikai </text:span><text:span text:style-name="T45">kiszivárogtató </text:span><text:span text:style-name="T52">– </text:span><text:span text:style-name="T45">megjegyezte, hogy ő is ez</text:span><text:span text:style-name="T149">zel</text:span><text:span text:style-name="T45"> kommunikál </text:span><text:span text:style-name="T52">ismerőseivel, valamint az újságírókkal, akiknek a titkos kormányzati lehallgatásokról szóló bizonyítékait </text:span><text:span text:style-name="T111">2013-ban </text:span><text:span text:style-name="T52">eljut</text:span><text:span text:style-name="T117">t</text:span><text:span text:style-name="T52">atta</text:span><text:span text:style-name="T45">. További érdekesség, hogy 2016-ban mind a</text:span><text:span text:style-name="T25"> Demokrata-, </text:span><text:span text:style-name="T45">mind a</text:span><text:span text:style-name="T25"> Republikánus párt </text:span><text:span text:style-name="T117">kampány</text:span><text:span text:style-name="T45">stábja annyira félt </text:span><text:span text:style-name="T46">a </text:span><text:span text:style-name="T45">lehallgatá</text:span><text:span text:style-name="T71">stól, </text:span><text:span text:style-name="T161">hogy</text:span><text:span text:style-name="T71"> </text:span><text:span text:style-name="T45">Signalt </text:span><text:span text:style-name="T171">kezdtek </text:span><text:span text:style-name="T45">használ</text:span><text:span text:style-name="T171">ni</text:span><text:span text:style-name="T45"> belső kommunikációra </text:span><text:span text:style-name="T46">– egyedül ezt az alkalmazást ítélték megbízhatónak</text:span><text:span text:style-name="T45">. </text:span><text:span text:style-name="T141">2019 decemberében pedig a titkosítást nyíltan betiltani kívánó brit Konzervatív párt képviselői tértek át Whatsappról Signalra – ami talán nevezhető képmutatásnak annak fényében, hogy előtte mit szorgalmaztak az ország „védelme érdekében”.</text:span></text:p>
      <text:p text:style-name="P25"><text:span text:style-name="T45">M</text:span><text:span text:style-name="T9">agyarország</text:span><text:span text:style-name="T52">i </text:span><text:span text:style-name="T142">publikus </text:span><text:span text:style-name="T52">példa is akad:</text:span><text:span text:style-name="T9"> a </text:span><text:span text:style-name="T154">Telex</text:span><text:span text:style-name="T9">.</text:span><text:span text:style-name="T112">hu</text:span><text:span text:style-name="T9"> fenn</text:span><text:span text:style-name="T52">tart</text:span><text:span text:style-name="T9"> egy telefonszámot, amire</text:span><text:span text:style-name="T72"> </text:span><text:span text:style-name="T9">Signal üzenetet küldhet bárki, amennyiben érzékeny információkat akarna eljuttatni az újság számára (+36 </text:span><text:span text:style-name="T154">70 640 0003</text:span><text:span text:style-name="T9">).</text:span></text:p>
      <text:h text:style-name="Heading_20_3" text:outline-level="3">Átszokás…?</text:h>
      <text:p text:style-name="P20">„Na jó, de akkor most töröljem le a Whatsappot, ne máár…!?”</text:p>
      <text:p text:style-name="P36"><text:span text:style-name="T52">Nem, </text:span><text:span text:style-name="T54">nem</text:span><text:span text:style-name="T52"> kell letörölni, a jó módszer itt is a lassú átszokás. Kezdjük el használni párhuzamosan </text:span><text:span text:style-name="T53">a Signalt a többi alkalmazással</text:span><text:span text:style-name="T52">, kérjük ismerőseinket, hogy inkább azon kommunikáljanak velünk, aztán... ha elértünk egy kritikus tömeget és képesek vagyunk elszakadni a </text:span><text:span text:style-name="T53">régi platform</text:span><text:span text:style-name="T54">ok</text:span><text:span text:style-name="T53">tól</text:span><text:span text:style-name="T52">, akkor törölhetjük magunkat </text:span><text:span text:style-name="T113">egy-egy</text:span><text:span text:style-name="T52">, vagy több </text:span><text:span text:style-name="T73">régi </text:span><text:span text:style-name="T52">a</text:span><text:span text:style-name="T53">lkalmazásból is</text:span><text:span text:style-name="T52">. Ilyenkor tudassuk ismerőseinkkel, hogy ha </text:span><text:span text:style-name="T53">továbbra is </text:span><text:span text:style-name="T52">el akarnak érni, akkor ezt az alkalmazást telepítsék </text:span><text:span text:style-name="T54">–</text:span><text:span text:style-name="T52"> </text:span><text:span text:style-name="T74">e</text:span><text:span text:style-name="T54">z működni szokott</text:span><text:span text:style-name="T52">. </text:span><text:span text:style-name="T172">A WhatsApp „Stories” funkciójába kitett közlemény az átállásról, vagy a Signal </text:span><text:a xlink:type="simple" xlink:href="https://twitter.com/signalapp/status/1347309781564813312" text:style-name="Internet_20_link" text:visited-style-name="Visited_20_Internet_20_Link">csoportmeghívó link funkciója</text:a><text:span text:style-name="T172"> nagyban megkönnyítheti ez</text:span><text:span text:style-name="T173">t.</text:span></text:p>
      <text:p text:style-name="P36"><text:span text:style-name="T53">Nehéz pár szóban </text:span><text:span text:style-name="T75">megválaszolni</text:span><text:span text:style-name="T53"> az ilyenkor sablonszerűen jövő megszokott kérdéseket („</text:span><text:span text:style-name="T202">Minek váltsak? Nem vagyok paranoid, nincs titkom, nincs mit titkolnom</text:span><text:span text:style-name="T53">” </text:span><text:span text:style-name="T45">–</text:span><text:span text:style-name="T53"> <text:s/></text:span><text:span text:style-name="T54">lásd a cikksorozat első részét</text:span><text:span text:style-name="T53">) – </text:span><text:span text:style-name="T136">i</text:span><text:span text:style-name="T76">lyenkor s</text:span><text:span text:style-name="T118">egíthet</text:span><text:span text:style-name="T53"> pár kulcsmondatot akár ebből a cikksorozatból </text:span><text:span text:style-name="T76">is</text:span><text:span text:style-name="T53">. </text:span><text:span text:style-name="T54">Ez az az </text:span><text:span text:style-name="T118">említett </text:span><text:span text:style-name="T54">ideiglenes kellemetlenség, amivel meg kell küzdenünk – a saját kényelmünk és megszokásunk után másokéval is szembesülhetünk. De ne adjuk fel, mert fontos az ügy, a kellemetlenség pedig nem tart soká.</text:span></text:p>
      <text:p text:style-name="P34"><text:soft-page-break/><text:span text:style-name="T54">P</text:span><text:span text:style-name="T9">ikáns adalékként érkezett 2021 januárjában a WhatsApp alkalmazásban felugró jogi beleegyezést sürgető értesítés, mely ahhoz kér engedélyt, hogy a felhasználó egyezzen bele minden WhatsAppból származó személyes adatának átadásába a Facebook számára – akkor is, ha nincs Facebook azonosítója (ilyenkor egy "árnyék profil" készül róla). Ha nem fogadja el, pár héten belül törlik a regisztrációját. </text:span></text:p>
      <text:p text:style-name="P34"><text:span text:style-name="T9">A felháborodás meglepően </text:span><text:span text:style-name="T155">elsöprő</text:span><text:span text:style-name="T9"> volt, tömegek kezdek alternatívát keresni. A Facebook </text:span><text:span text:style-name="T155">lépése a saját szempontjából érthető volt, elérkezettnek láthatta az időt, hogy a WhatsApp 2014-es bekebelezésére kiadott pénzt (19 milliárd dollár) valahogy elkezdje visszahozni. Ez pedig a felhasználói adatok „leszüretelését” és a profil alapú célzott reklámok WhatsAppba való beillesztését jelenti.</text:span></text:p>
      <text:p text:style-name="P39">A Signal felhasználói bázisa pár nap alatt növekedett a többszörösére (valahol 50 és 100 millió között <text:span text:style-name="T226">járt</text:span> 2021. január végén). Ú<text:span text:style-name="T226">gy tűnik lassan kezd megjelenni az átlagemberek gondolkodásában is a tudatosság és kezd gyökeret verni az eddig elhesegetett privacy fontossága.</text:span></text:p>
      <text:p text:style-name="P34"/>
      <text:p text:style-name="P27"><text:span text:style-name="T185">A </text:span><text:span text:style-name="T177">következő részben tudatos internet használatról, böngészésről lesz szó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true" style:font-name-asian="Arial Unicode MS1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Black" fo:font-family="'Source Sans Pro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fo:line-height="150%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fo:line-height="150%" fo:text-indent="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text-properties fo:color="#e74c3c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839in" fo:margin-bottom="0.4008in" fo:margin-left="0.5583in" fo:margin-right="0.52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01T10:56:00</meta:creation-date>
    <dc:date>2021-01-25T16:44:47.933000000</dc:date>
    <meta:editing-duration>P7DT23H45M44S</meta:editing-duration>
    <meta:editing-cycles>260</meta:editing-cycles>
    <meta:generator>LibreOffice/7.0.4.2$Windows_X86_64 LibreOffice_project/dcf040e67528d9187c66b2379df5ea4407429775</meta:generator>
    <meta:document-statistic meta:table-count="0" meta:image-count="0" meta:object-count="0" meta:page-count="6" meta:paragraph-count="52" meta:word-count="2554" meta:character-count="19209" meta:non-whitespace-character-count="16661"/>
  </office:meta>
</office:document-meta>
</file>